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Ubuntu3" svg:font-family="Ubuntu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4" fo:font-size="12pt" fo:language="nl" fo:country="NL" fo:font-style="normal" fo:font-weight="normal" officeooo:rsid="047cacfc" officeooo:paragraph-rsid="04f688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4" fo:font-size="12pt" fo:language="nl" fo:country="NL" fo:font-style="normal" fo:font-weight="normal" officeooo:paragraph-rsid="04f688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officeooo:paragraph-rsid="0322a53c" style:font-size-asian="12pt" style:font-size-complex="12pt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4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65d0153"/>
    </style:style>
    <style:style style:name="P6" style:family="paragraph" style:parent-style-name="Standard">
      <style:text-properties officeooo:paragraph-rsid="04f68805"/>
    </style:style>
    <style:style style:name="P7" style:family="paragraph" style:parent-style-name="Standard">
      <style:text-properties officeooo:paragraph-rsid="04ea9966"/>
    </style:style>
    <style:style style:name="P8" style:family="paragraph" style:parent-style-name="Standard">
      <style:text-properties officeooo:rsid="05fe4687" officeooo:paragraph-rsid="05fe4687"/>
    </style:style>
    <style:style style:name="P9" style:family="paragraph" style:parent-style-name="Standard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Footnote">
      <style:text-properties officeooo:rsid="016ea4c2" officeooo:paragraph-rsid="04e86f3f"/>
    </style:style>
    <style:style style:name="P11" style:family="paragraph" style:parent-style-name="Footnote">
      <style:text-properties officeooo:rsid="0522dfb5" officeooo:paragraph-rsid="0522dfb5"/>
    </style:style>
    <style:style style:name="P12" style:family="paragraph" style:parent-style-name="Footnote">
      <style:text-properties officeooo:paragraph-rsid="0384a15c"/>
    </style:style>
    <style:style style:name="P13" style:family="paragraph" style:parent-style-name="Footnote">
      <style:text-properties officeooo:paragraph-rsid="04473353"/>
    </style:style>
    <style:style style:name="P14" style:family="paragraph" style:parent-style-name="Footnote">
      <style:text-properties officeooo:rsid="043ccc66" officeooo:paragraph-rsid="06049971"/>
    </style:style>
    <style:style style:name="P15" style:family="paragraph" style:parent-style-name="Footnote">
      <style:text-properties officeooo:rsid="043ccc66" officeooo:paragraph-rsid="06854436"/>
    </style:style>
    <style:style style:name="P16" style:family="paragraph" style:parent-style-name="Footnote">
      <style:text-properties officeooo:rsid="054c99a6" officeooo:paragraph-rsid="05beb3c3"/>
    </style:style>
    <style:style style:name="P17" style:family="paragraph" style:parent-style-name="Footnote">
      <style:text-properties officeooo:rsid="054c99a6" officeooo:paragraph-rsid="0665646b"/>
    </style:style>
    <style:style style:name="P18" style:family="paragraph" style:parent-style-name="Footnote">
      <style:text-properties officeooo:rsid="0513ce87" officeooo:paragraph-rsid="067b9d3a"/>
    </style:style>
    <style:style style:name="P19" style:family="paragraph" style:parent-style-name="Footnote">
      <style:text-properties officeooo:paragraph-rsid="05f01ed6"/>
    </style:style>
    <style:style style:name="P20" style:family="paragraph" style:parent-style-name="Footnote">
      <style:text-properties officeooo:rsid="0654da3b" officeooo:paragraph-rsid="0654da3b"/>
    </style:style>
    <style:style style:name="P21" style:family="paragraph" style:parent-style-name="Footnote">
      <style:text-properties officeooo:rsid="050fa72b" officeooo:paragraph-rsid="067d38e1"/>
    </style:style>
    <style:style style:name="P22" style:family="paragraph" style:parent-style-name="Footnote">
      <style:text-properties officeooo:rsid="050fa72b" officeooo:paragraph-rsid="0697f1a0"/>
    </style:style>
    <style:style style:name="P23" style:family="paragraph" style:parent-style-name="Footnote">
      <style:text-properties officeooo:rsid="0668cb86" officeooo:paragraph-rsid="0668cb86"/>
    </style:style>
    <style:style style:name="P2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9f1de2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1pt" fo:language="nl" fo:country="NL" fo:font-style="normal" fo:font-weight="normal" officeooo:paragraph-rsid="06798cd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2pt" fo:language="nl" fo:country="NL" fo:font-style="normal" style:text-underline-style="none" fo:font-weight="normal" officeooo:paragraph-rsid="05271665" fo:background-color="transparent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P2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2pt" fo:language="nl" fo:country="NL" fo:font-style="normal" style:text-underline-style="none" fo:font-weight="normal" officeooo:paragraph-rsid="0527166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2pt" fo:language="nl" fo:country="NL" fo:font-style="normal" style:text-underline-style="none" fo:font-weight="normal" officeooo:rsid="041080eb" officeooo:paragraph-rsid="0527166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2pt" fo:font-style="normal" officeooo:paragraph-rsid="04f68805" style:font-size-asian="12pt" style:font-style-asian="normal" style:font-size-complex="12pt" style:font-style-complex="normal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4f688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648e34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66f39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671088c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4f7317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paragraph-rsid="04f68805" fo:background-color="transparent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officeooo:paragraph-rsid="04f688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4f68805"/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669401e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5271665"/>
    </style:style>
    <style:style style:name="P4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6aa1e37"/>
    </style:style>
    <style:style style:name="P41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4" fo:font-size="12pt" fo:language="nl" fo:country="NL" fo:font-style="normal" fo:font-weight="normal" officeooo:paragraph-rsid="04f688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 style:list-style-name="L2">
      <style:text-properties officeooo:paragraph-rsid="04f68805"/>
    </style:style>
    <style:style style:name="P43" style:family="paragraph" style:parent-style-name="Standard" style:list-style-name="L2">
      <style:text-properties officeooo:paragraph-rsid="063c4bb4"/>
    </style:style>
    <style:style style:name="P44" style:family="paragraph" style:parent-style-name="Standard" style:list-style-name="L2">
      <style:text-properties officeooo:paragraph-rsid="0672acb3"/>
    </style:style>
    <style:style style:name="P45" style:family="paragraph" style:parent-style-name="Standard" style:list-style-name="L2">
      <style:text-properties officeooo:paragraph-rsid="066b0dd8"/>
    </style:style>
    <style:style style:name="P46" style:family="paragraph" style:parent-style-name="Standard" style:list-style-name="L2">
      <style:text-properties officeooo:paragraph-rsid="066bf7a9"/>
    </style:style>
    <style:style style:name="P47" style:family="paragraph" style:parent-style-name="Standard" style:list-style-name="L2">
      <style:text-properties officeooo:paragraph-rsid="06689c74"/>
    </style:style>
    <style:style style:name="P48" style:family="paragraph" style:parent-style-name="Standard" style:list-style-name="L2">
      <style:text-properties officeooo:paragraph-rsid="050aa1f1"/>
    </style:style>
    <style:style style:name="P49" style:family="paragraph" style:parent-style-name="Standard" style:list-style-name="L2">
      <style:text-properties officeooo:paragraph-rsid="0669211f"/>
    </style:style>
    <style:style style:name="P50" style:family="paragraph" style:parent-style-name="Standard" style:list-style-name="L2">
      <style:text-properties officeooo:paragraph-rsid="05eb340b"/>
    </style:style>
    <style:style style:name="P51" style:family="paragraph" style:parent-style-name="Standard" style:list-style-name="L2">
      <style:text-properties officeooo:paragraph-rsid="069e1a7b"/>
    </style:style>
    <style:style style:name="P52" style:family="paragraph" style:parent-style-name="Standard" style:list-style-name="L2">
      <style:text-properties officeooo:paragraph-rsid="06a14046"/>
    </style:style>
    <style:style style:name="P53" style:family="paragraph" style:parent-style-name="Standard" style:list-style-name="L2">
      <style:text-properties officeooo:paragraph-rsid="06a9170c"/>
    </style:style>
    <style:style style:name="P54" style:family="paragraph" style:parent-style-name="Standard" style:list-style-name="L2">
      <style:text-properties officeooo:paragraph-rsid="06aa1e37"/>
    </style:style>
    <style:style style:name="P55" style:family="paragraph" style:parent-style-name="Standard" style:list-style-name="L2">
      <style:text-properties style:font-name="Ubuntu4" fo:font-size="12pt" officeooo:rsid="01c83610" officeooo:paragraph-rsid="04f68805" style:font-size-asian="12pt" style:font-size-complex="12pt"/>
    </style:style>
    <style:style style:name="P56" style:family="paragraph" style:parent-style-name="Standard" style:list-style-name="L2">
      <style:text-properties fo:color="#000000" style:font-name="Ubuntu4" fo:font-size="12pt" officeooo:paragraph-rsid="04f68805" style:font-size-asian="12pt" style:font-size-complex="12pt"/>
    </style:style>
    <style:style style:name="P57" style:family="paragraph" style:parent-style-name="Standard" style:list-style-name="L2">
      <style:text-properties fo:color="#000000" style:font-name="Ubuntu4" fo:font-size="12pt" fo:font-style="normal" officeooo:paragraph-rsid="04f68805" style:font-size-asian="12pt" style:font-style-asian="normal" style:font-size-complex="12pt" style:font-style-complex="normal"/>
    </style:style>
    <style:style style:name="P58" style:family="paragraph" style:parent-style-name="Standard" style:list-style-name="L2">
      <style:text-properties fo:color="#000000" style:font-name="Ubuntu4" fo:font-size="12pt" fo:language="nl" fo:country="NL" fo:font-weight="normal" officeooo:rsid="000cf346" officeooo:paragraph-rsid="04f6880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000000" style:font-name="Ubuntu4" fo:font-size="12pt" fo:language="nl" fo:country="NL" fo:font-weight="normal" officeooo:rsid="000cf346" officeooo:paragraph-rsid="04f6880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 style:list-style-name="L2">
      <style:paragraph-properties fo:line-height="100%" fo:text-align="start" style:justify-single-word="false"/>
      <style:text-properties fo:color="#000000" style:font-name="Ubuntu4" fo:font-size="9.5pt" fo:language="nl" fo:country="NL" fo:font-weight="normal" officeooo:rsid="02e5ade6" officeooo:paragraph-rsid="065202e0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61" style:family="paragraph" style:parent-style-name="Standard" style:list-style-name="L2">
      <style:text-properties fo:color="#000000" style:font-name="Bitstream Vera Sans" fo:font-size="10pt" fo:language="nl" fo:country="NL" fo:font-style="normal" fo:font-weight="normal" officeooo:paragraph-rsid="04f688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2" style:family="paragraph" style:parent-style-name="Standard" style:list-style-name="L2">
      <style:text-properties officeooo:rsid="041080eb" officeooo:paragraph-rsid="04f68805"/>
    </style:style>
    <style:style style:name="P63" style:family="paragraph" style:parent-style-name="Standard" style:list-style-name="L2">
      <style:paragraph-properties fo:margin-left="-1.498cm" fo:margin-right="0cm" fo:text-indent="0cm" style:auto-text-indent="false" fo:break-before="page"/>
      <style:text-properties officeooo:paragraph-rsid="04f68805"/>
    </style:style>
    <style:style style:name="P64" style:family="paragraph" style:parent-style-name="Standard" style:list-style-name="L2">
      <style:paragraph-properties fo:break-before="page"/>
      <style:text-properties fo:color="#000000" style:font-name="Ubuntu4" fo:font-size="12pt" fo:language="nl" fo:country="NL" fo:font-style="normal" style:text-underline-style="none" fo:font-weight="normal" officeooo:paragraph-rsid="04f688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Text_20_body" style:list-style-name="L2">
      <style:text-properties officeooo:paragraph-rsid="069edced"/>
    </style:style>
    <style:style style:name="P66" style:family="paragraph">
      <style:paragraph-properties fo:text-align="start"/>
      <style:text-properties style:text-line-through-style="none" style:text-line-through-type="none" style:font-name="Ubuntu" fo:font-size="12pt" fo:font-style="normal" style:text-underline-style="none" fo:font-weight="normal"/>
    </style:style>
    <style:style style:name="P6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Ubuntu4" fo:font-size="12pt" style:font-size-asian="12pt" style:font-size-complex="12pt"/>
    </style:style>
    <style:style style:name="T2" style:family="text">
      <style:text-properties style:font-name="Ubuntu4" fo:font-size="12pt" officeooo:rsid="01c83610" style:font-size-asian="12pt" style:font-size-complex="12pt"/>
    </style:style>
    <style:style style:name="T3" style:family="text">
      <style:text-properties style:font-name="Ubuntu4" fo:font-size="12pt" officeooo:rsid="06aee4f0" style:font-size-asian="12pt" style:font-size-complex="12pt"/>
    </style:style>
    <style:style style:name="T4" style:family="text">
      <style:text-properties style:font-name="Ubuntu4" fo:font-size="12pt" officeooo:rsid="0674a028" style:font-size-asian="12pt" style:font-size-complex="12pt"/>
    </style:style>
    <style:style style:name="T5" style:family="text">
      <style:text-properties style:font-name="Ubuntu4" fo:font-size="12pt" officeooo:rsid="0673d7fc" style:font-size-asian="12pt" style:font-size-complex="12pt"/>
    </style:style>
    <style:style style:name="T6" style:family="text">
      <style:text-properties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Ubuntu4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Ubuntu4" fo:font-size="12pt" fo:font-style="normal" officeooo:rsid="00bddfbe" style:font-size-asian="12pt" style:font-size-complex="12pt"/>
    </style:style>
    <style:style style:name="T9" style:family="text">
      <style:text-properties style:font-name="Ubuntu4" fo:font-size="12pt" officeooo:rsid="06aee4f0" style:font-name-asian="OpenSymbol" style:font-size-asian="12pt" style:font-name-complex="OpenSymbol" style:font-size-complex="12pt"/>
    </style:style>
    <style:style style:name="T10" style:family="text">
      <style:text-properties style:font-name="Ubuntu4" fo:font-size="12pt" officeooo:rsid="0673d7fc" style:font-name-asian="OpenSymbol" style:font-size-asian="12pt" style:font-size-complex="12pt"/>
    </style:style>
    <style:style style:name="T11" style:family="text">
      <style:text-properties style:font-name="Ubuntu4" fo:font-size="11pt" style:font-size-asian="11pt" style:font-size-complex="11pt"/>
    </style:style>
    <style:style style:name="T12" style:family="text">
      <style:text-properties style:font-name="Ubuntu4" fo:font-size="10pt" style:font-size-asian="10pt" style:font-size-complex="10pt"/>
    </style:style>
    <style:style style:name="T13" style:family="text">
      <style:text-properties style:font-name="Ubuntu4" officeooo:rsid="059284c3"/>
    </style:style>
    <style:style style:name="T14" style:family="text">
      <style:text-properties style:font-name="Ubuntu4" fo:font-weight="bold" officeooo:rsid="059df69a" style:font-weight-asian="bold" style:font-weight-complex="bold"/>
    </style:style>
    <style:style style:name="T15" style:family="text">
      <style:text-properties style:font-name="Ubuntu4" fo:font-weight="bold" officeooo:rsid="05b3d930" style:font-weight-asian="bold" style:font-weight-complex="bold"/>
    </style:style>
    <style:style style:name="T16" style:family="text">
      <style:text-properties style:font-name="Ubuntu4" fo:font-weight="bold" officeooo:rsid="05990fc5" style:font-weight-asian="bold" style:font-weight-complex="bold"/>
    </style:style>
    <style:style style:name="T17" style:family="text">
      <style:text-properties style:font-name="Ubuntu4" fo:font-weight="bold" officeooo:rsid="05b706a1" style:font-weight-asian="bold" style:font-weight-complex="bold"/>
    </style:style>
    <style:style style:name="T18" style:family="text">
      <style:text-properties style:font-name="Ubuntu4" fo:font-weight="bold" officeooo:rsid="05a47374" style:font-weight-asian="bold" style:font-weight-complex="bold"/>
    </style:style>
    <style:style style:name="T19" style:family="text">
      <style:text-properties style:font-name="Ubuntu4" fo:font-weight="bold" officeooo:rsid="06181b20" style:font-weight-asian="bold" style:font-weight-complex="bold"/>
    </style:style>
    <style:style style:name="T20" style:family="text">
      <style:text-properties style:font-name="Ubuntu4" fo:font-weight="bold" officeooo:rsid="061ea11a" style:font-weight-asian="bold" style:font-weight-complex="bold"/>
    </style:style>
    <style:style style:name="T21" style:family="text">
      <style:text-properties style:font-name="Ubuntu4" fo:font-weight="bold" officeooo:rsid="06234873" style:font-weight-asian="bold" style:font-weight-complex="bold"/>
    </style:style>
    <style:style style:name="T22" style:family="text">
      <style:text-properties style:font-name="Ubuntu4" fo:font-weight="bold" officeooo:rsid="062a24bf" style:font-weight-asian="bold" style:font-weight-complex="bold"/>
    </style:style>
    <style:style style:name="T23" style:family="text">
      <style:text-properties style:font-name="Ubuntu4" fo:font-weight="bold" officeooo:rsid="062a2b2e" style:font-weight-asian="bold" style:font-weight-complex="bold"/>
    </style:style>
    <style:style style:name="T24" style:family="text">
      <style:text-properties style:font-name="Ubuntu4" fo:font-weight="bold" officeooo:rsid="0633a220" style:font-weight-asian="bold" style:font-weight-complex="bold"/>
    </style:style>
    <style:style style:name="T25" style:family="text">
      <style:text-properties style:font-name="Ubuntu4" fo:font-weight="bold" officeooo:rsid="0634cc87" style:font-weight-asian="bold" style:font-weight-complex="bold"/>
    </style:style>
    <style:style style:name="T26" style:family="text">
      <style:text-properties style:font-name="Ubuntu4" fo:font-weight="bold" officeooo:rsid="06b8e052" style:font-weight-asian="bold" style:font-weight-complex="bold"/>
    </style:style>
    <style:style style:name="T27" style:family="text">
      <style:text-properties style:font-name="Ubuntu4" fo:font-weight="bold" officeooo:rsid="06bdd0c4" style:font-weight-asian="bold" style:font-weight-complex="bold"/>
    </style:style>
    <style:style style:name="T28" style:family="text">
      <style:text-properties style:font-name="Ubuntu4" officeooo:rsid="0554f672"/>
    </style:style>
    <style:style style:name="T29" style:family="text">
      <style:text-properties fo:language="nl" fo:country="NL" style:language-asian="nl" style:country-asian="NL"/>
    </style:style>
    <style:style style:name="T30" style:family="text">
      <style:text-properties fo:language="nl" fo:country="NL" style:font-size-asian="12pt" style:language-asian="nl" style:country-asian="NL" style:font-size-complex="12pt"/>
    </style:style>
    <style:style style:name="T31" style:family="text">
      <style:text-properties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language="nl" fo:country="NL" fo:font-style="italic" officeooo:rsid="0252353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fo:language="nl" fo:country="NL" fo:font-style="italic" officeooo:rsid="019fe3c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fo:language="nl" fo:country="NL" fo:font-style="normal" officeooo:rsid="019fe3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officeooo:rsid="02f99a6c"/>
    </style:style>
    <style:style style:name="T3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c02c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2da3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2ff084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3117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2aaed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92da7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e000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0e2b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49f7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3f70e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9d9f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abb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f72f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1f6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1a2ac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e3e58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5457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5f4e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7197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cd259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eb34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ff54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90328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e0f2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07e8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88721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a352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7957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6b0d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7b2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87e9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140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eb1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c5e34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ae226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4bee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a1f66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9ee70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43eee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37764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24533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51f7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ae2db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6f21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d79e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d94ea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584e6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e0f26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d2442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b585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5f9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f72f0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1f66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eb340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1a2a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e3e58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1404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501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593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771b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510b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ebbf5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8cc19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7a2e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26e95e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276b5d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ba6c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87e9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26e95e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276b5dd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56dabb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504c68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671ce6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cc2b1b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9aa339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bddfbe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57e0008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6a1404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6a140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bddfb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1a5cf9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style:text-line-through-style="none" style:text-line-through-type="none" style:font-name="Ubuntu4" fo:font-size="12pt" style:text-underline-style="none" style:font-size-asian="12pt" style:font-size-complex="12pt"/>
    </style:style>
    <style:style style:name="T150" style:family="text">
      <style:text-properties fo:color="#000000" style:text-line-through-style="none" style:text-line-through-type="none" style:font-name="Ubuntu4" fo:font-size="12pt" style:text-underline-style="none" officeooo:rsid="03900f5c" style:font-size-asian="12pt" style:font-size-complex="12pt"/>
    </style:style>
    <style:style style:name="T151" style:family="text">
      <style:text-properties fo:color="#000000" style:text-line-through-style="none" style:text-line-through-type="none" style:font-name="Ubuntu4" fo:font-size="12pt" style:text-underline-style="none" officeooo:rsid="01492873" style:font-size-asian="12pt" style:font-size-complex="12pt"/>
    </style:style>
    <style:style style:name="T152" style:family="text">
      <style:text-properties fo:color="#000000" style:text-line-through-style="none" style:text-line-through-type="none" style:font-name="Ubuntu4" fo:font-size="12pt" style:text-underline-style="none" officeooo:rsid="01657261" style:font-size-asian="12pt" style:font-size-complex="12pt"/>
    </style:style>
    <style:style style:name="T153" style:family="text">
      <style:text-properties fo:color="#000000" style:text-line-through-style="none" style:text-line-through-type="none" style:font-name="Ubuntu4" fo:font-size="12pt" style:text-underline-style="none" officeooo:rsid="0382ccb7" style:font-size-asian="12pt" style:font-size-complex="12pt"/>
    </style:style>
    <style:style style:name="T15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384a15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033797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ec0f1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8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554da6f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5523cb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552f0c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54c99a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606216d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50fa72b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6846455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69283c8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623ad1c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62d2c5d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5a47374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6b8e05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6bdd0c4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fo:language="nl" fo:country="NL" fo:font-style="normal" fo:font-weight="normal" officeooo:rsid="00fb8ff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style:text-line-through-style="none" style:text-line-through-type="none" fo:language="nl" fo:country="NL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style:text-line-through-style="none" style:text-line-through-type="none" fo:language="nl" fo:country="NL" fo:font-style="normal" fo:font-weight="normal" officeooo:rsid="069e988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style:text-line-through-style="none" style:text-line-through-type="none" fo:language="nl" fo:country="NL" fo:font-style="normal" fo:font-weight="normal" officeooo:rsid="069edce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style:text-line-through-style="none" style:text-line-through-type="none" fo:language="nl" fo:country="NL" fo:font-style="normal" fo:font-weight="normal" officeooo:rsid="06a0ce8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style:text-line-through-style="none" style:text-line-through-type="none" fo:language="nl" fo:country="NL" fo:font-style="normal" fo:font-weight="normal" officeooo:rsid="06a1404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style:text-line-through-style="none" style:text-line-through-type="none" fo:language="nl" fo:country="NL" fo:font-style="normal" fo:font-weight="normal" officeooo:rsid="06a2794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fo:language="nl" fo:country="NL" fo:font-style="normal" fo:font-weight="normal" officeooo:rsid="06a9170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fo:language="nl" fo:country="NL" fo:font-style="normal" fo:font-weight="normal" officeooo:rsid="06a98ec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style:text-line-through-style="none" style:text-line-through-type="none" fo:language="nl" fo:country="NL" fo:font-style="normal" fo:font-weight="normal" officeooo:rsid="06aa1e3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style:text-line-through-style="none" style:text-line-through-type="none" fo:language="nl" fo:country="NL" fo:font-style="normal" fo:font-weight="normal" officeooo:rsid="00bddfbe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2" style:family="text">
      <style:text-properties fo:color="#000000" style:text-line-through-style="none" style:text-line-through-type="none" fo:language="nl" fo:country="NL" fo:font-style="normal" fo:font-weight="normal" officeooo:rsid="057e000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3" style:family="text">
      <style:text-properties fo:color="#000000" style:text-line-through-style="none" style:text-line-through-type="none" fo:language="nl" fo:country="NL" fo:font-style="normal" fo:font-weight="normal" officeooo:rsid="00cc2b1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4" style:family="text">
      <style:text-properties fo:color="#000000" style:text-line-through-style="none" style:text-line-through-type="none" fo:language="nl" fo:country="NL" fo:font-style="normal" style:text-underline-style="none" officeooo:rsid="04f944cd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fo:language="nl" fo:country="NL" fo:font-style="normal" style:text-underline-style="none" officeooo:rsid="0588721b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fo:language="nl" fo:country="NL" fo:font-style="normal" style:text-underline-style="none" fo:font-weight="normal" officeooo:rsid="050eb1e6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style:text-line-through-style="none" style:text-line-through-type="none" fo:language="nl" fo:country="NL" fo:font-style="normal" style:text-underline-style="none" fo:font-weight="normal" officeooo:rsid="04ae2db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style:text-line-through-style="none" style:text-line-through-type="none" fo:language="nl" fo:country="NL" fo:font-style="normal" style:text-underline-style="none" fo:font-weight="normal" officeooo:rsid="050eb1e6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style:text-line-through-style="none" style:text-line-through-type="none" fo:language="nl" fo:country="NL" fo:font-style="normal" style:text-underline-style="none" fo:font-weight="normal" officeooo:rsid="06d24428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fo:language="nl" fo:country="NL" fo:font-style="normal" style:text-underline-style="none" fo:font-weight="normal" officeooo:rsid="06b5851f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fo:language="nl" fo:country="NL" fo:font-style="normal" style:text-underline-style="none" fo:font-weight="normal" officeooo:rsid="06d25b2a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fo:language="nl" fo:country="NL" fo:font-style="normal" style:text-underline-style="none" fo:font-weight="normal" officeooo:rsid="06bcf5d7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fo:language="nl" fo:country="NL" fo:font-style="normal" style:text-underline-style="none" officeooo:rsid="06b5851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style:text-line-through-style="none" style:text-line-through-type="none" fo:language="nl" fo:country="NL" fo:font-style="normal" style:text-underline-style="none" officeooo:rsid="06bcf5d7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style:text-line-through-style="none" style:text-line-through-type="none" fo:font-size="10pt" fo:language="nl" fo:country="NL" fo:font-style="normal" fo:font-weight="normal" officeooo:rsid="01af69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fo:font-size="10pt" fo:language="nl" fo:country="NL" fo:font-style="normal" fo:font-weight="normal" officeooo:rsid="00fb8ff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style:text-line-through-style="none" style:text-line-through-type="none" fo:font-size="10pt" fo:language="nl" fo:country="NL" fo:font-style="normal" fo:font-weight="normal" officeooo:rsid="04c438be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style:text-line-through-style="none" style:text-line-through-type="none" fo:font-size="12pt" fo:language="nl" fo:country="NL" fo:font-style="normal" style:text-underline-style="none" officeooo:rsid="02ff0844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 Mono1" fo:font-size="10pt" fo:language="nl" fo:country="NL" fo:font-style="normal" fo:font-weight="normal" officeooo:rsid="054c99a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 Mono1" fo:font-size="10pt" fo:language="nl" fo:country="NL" fo:font-style="normal" fo:font-weight="normal" officeooo:rsid="05924c8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Bitstream Vera Sans" fo:font-size="10pt" fo:language="nl" fo:country="NL" fo:font-style="normal" style:text-underline-style="none" fo:font-weight="normal" officeooo:rsid="05789da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style:font-name="Ubuntu4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style:font-name="Ubuntu4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style:font-name="Ubuntu4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style:font-name="Ubuntu4" fo:font-size="12pt" fo:language="nl" fo:country="NL" fo:font-weight="normal" officeooo:rsid="0373a49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style:font-name="Ubuntu4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style:font-name="Ubuntu4" fo:font-size="12pt" fo:language="nl" fo:country="NL" fo:font-weight="normal" officeooo:rsid="04e86f3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style:font-name="Ubuntu4" fo:font-size="12pt" fo:language="nl" fo:country="NL" fo:font-weight="normal" officeooo:rsid="04ea34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style:font-name="Ubuntu4" fo:font-size="12pt" fo:language="nl" fo:country="NL" fo:font-weight="normal" officeooo:rsid="069d16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style:font-name="Ubuntu4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style:font-name="Ubuntu4" fo:font-size="12pt" style:text-underline-style="none" fo:font-weight="normal" style:font-size-asian="12pt" style:font-weight-asian="normal" style:font-size-complex="12pt" style:font-weight-complex="normal"/>
    </style:style>
    <style:style style:name="T229" style:family="text">
      <style:text-properties fo:color="#000000" style:font-name="Ubuntu4" fo:font-size="12pt" style:text-underline-style="none" style:font-size-asian="12pt" style:font-size-complex="12pt"/>
    </style:style>
    <style:style style:name="T230" style:family="text">
      <style:text-properties fo:color="#000000" style:font-name="Ubuntu4" fo:font-size="12pt" style:text-underline-style="none" officeooo:rsid="057e0008" style:font-size-asian="12pt" style:font-size-complex="12pt"/>
    </style:style>
    <style:style style:name="T231" style:family="text">
      <style:text-properties fo:color="#000000" style:font-name="Ubuntu4" fo:font-size="12pt" style:text-underline-style="none" officeooo:rsid="050aa1f1" style:font-size-asian="12pt" style:font-size-complex="12pt"/>
    </style:style>
    <style:style style:name="T232" style:family="text">
      <style:text-properties fo:color="#000000" style:font-name="Ubuntu4" fo:font-size="12pt" style:font-size-asian="12pt" style:font-size-complex="12pt"/>
    </style:style>
    <style:style style:name="T233" style:family="text">
      <style:text-properties fo:color="#000000" style:font-name="Ubuntu4" fo:font-size="12pt" officeooo:rsid="004804ae" style:font-size-asian="12pt" style:font-size-complex="12pt"/>
    </style:style>
    <style:style style:name="T234" style:family="text">
      <style:text-properties fo:color="#000000" style:font-name="Ubuntu4" fo:font-size="12pt" officeooo:rsid="01657261" style:font-size-asian="12pt" style:font-size-complex="12pt"/>
    </style:style>
    <style:style style:name="T235" style:family="text">
      <style:text-properties fo:color="#000000" style:font-name="Ubuntu4" fo:font-size="12pt" officeooo:rsid="0382ccb7" style:font-size-asian="12pt" style:font-size-complex="12pt"/>
    </style:style>
    <style:style style:name="T236" style:family="text">
      <style:text-properties fo:color="#000000" style:font-name="Ubuntu4" fo:font-size="12pt" officeooo:rsid="03045141" style:font-size-asian="12pt" style:font-size-complex="12pt"/>
    </style:style>
    <style:style style:name="T237" style:family="text">
      <style:text-properties fo:color="#000000" style:font-name="Ubuntu4" fo:font-size="12pt" officeooo:rsid="0305e7c0" style:font-size-asian="12pt" style:font-size-complex="12pt"/>
    </style:style>
    <style:style style:name="T238" style:family="text">
      <style:text-properties fo:color="#000000" style:font-name="Ubuntu4" fo:font-size="12pt" officeooo:rsid="069d1652" style:font-size-asian="12pt" style:font-size-complex="12pt"/>
    </style:style>
    <style:style style:name="T239" style:family="text">
      <style:text-properties fo:color="#000000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fo:language="nl" fo:country="NL" fo:font-weight="normal" officeooo:rsid="0375428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fo:language="nl" fo:country="NL" fo:font-weight="normal" officeooo:rsid="004295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fo:language="nl" fo:country="NL" fo:font-weight="normal" officeooo:rsid="0051ee4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fo:language="nl" fo:country="NL" fo:font-weight="normal" officeooo:rsid="015b182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text-line-through-style="none" style:text-line-through-type="none" style:font-name="Ubuntu4" fo:font-size="12pt" fo:font-style="normal" style:text-underline-style="none" fo:font-weight="normal" officeooo:rsid="05223cd8" style:font-size-asian="12pt" style:font-style-asian="normal" style:font-weight-asian="normal" style:font-size-complex="12pt" style:language-complex="nl" style:country-complex="NL" style:font-style-complex="normal" style:font-weight-complex="normal"/>
    </style:style>
    <style:style style:name="T245" style:family="text">
      <style:text-properties style:text-line-through-style="none" style:text-line-through-type="none" style:font-name="Ubuntu4" fo:font-size="12pt" fo:font-style="normal" officeooo:rsid="0526a1ff" style:font-size-asian="12pt" style:font-style-asian="normal" style:font-size-complex="12pt" style:font-style-complex="normal"/>
    </style:style>
    <style:style style:name="T246" style:family="text">
      <style:text-properties style:text-line-through-style="none" style:text-line-through-type="none" style:font-name="Ubuntu4" fo:font-size="12pt" style:text-underline-style="none" fo:font-weight="normal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Ubuntu4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Ubuntu4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Ubuntu4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50" style:family="text">
      <style:text-properties style:text-line-through-style="none" style:text-line-through-type="none" style:font-name="Ubuntu4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51" style:family="text">
      <style:text-properties style:text-line-through-style="none" style:text-line-through-type="none" style:font-name="Ubuntu4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52" style:family="text">
      <style:text-properties style:text-line-through-style="none" style:text-line-through-type="none" style:font-name="Ubuntu4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53" style:family="text">
      <style:text-properties style:text-line-through-style="none" style:text-line-through-type="none" style:font-name="Ubuntu4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54" style:family="text">
      <style:text-properties style:text-line-through-style="none" style:text-line-through-type="none" style:font-name="Ubuntu4" fo:font-size="12pt" style:text-underline-style="none" fo:font-weight="normal" officeooo:rsid="004a03b0" style:font-size-asian="12pt" style:font-weight-asian="normal" style:font-size-complex="12pt" style:font-weight-complex="normal"/>
    </style:style>
    <style:style style:name="T255" style:family="text">
      <style:text-properties style:text-line-through-style="none" style:text-line-through-type="none" style:font-name="Ubuntu4" fo:font-size="12pt" style:text-underline-style="none" fo:font-weight="normal" officeooo:rsid="0034442f" style:font-size-asian="12pt" style:font-weight-asian="normal" style:font-size-complex="12pt" style:font-weight-complex="normal"/>
    </style:style>
    <style:style style:name="T256" style:family="text">
      <style:text-properties style:text-line-through-style="none" style:text-line-through-type="none" style:font-name="Ubuntu4" fo:font-size="12pt" style:text-underline-style="none" fo:font-weight="normal" officeooo:rsid="04f7317a" style:font-size-asian="12pt" style:font-weight-asian="normal" style:font-size-complex="12pt" style:font-weight-complex="normal"/>
    </style:style>
    <style:style style:name="T257" style:family="text">
      <style:text-properties style:text-line-through-style="none" style:text-line-through-type="none" style:font-name="Ubuntu4" fo:font-size="12pt" style:text-underline-style="none" fo:font-weight="normal" officeooo:rsid="05e5de02" style:font-size-asian="12pt" style:font-weight-asian="normal" style:font-size-complex="12pt" style:font-weight-complex="normal"/>
    </style:style>
    <style:style style:name="T258" style:family="text">
      <style:text-properties style:text-line-through-style="none" style:text-line-through-type="none" style:font-name="Ubuntu4" fo:font-size="12pt" style:text-underline-style="none" fo:font-weight="normal" officeooo:rsid="066f39bd" style:font-size-asian="12pt" style:font-weight-asian="normal" style:font-size-complex="12pt" style:font-weight-complex="normal"/>
    </style:style>
    <style:style style:name="T259" style:family="text">
      <style:text-properties style:text-line-through-style="none" style:text-line-through-type="none" style:font-name="Ubuntu4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260" style:family="text">
      <style:text-properties style:text-line-through-style="none" style:text-line-through-type="none" style:font-name="Ubuntu4" fo:font-size="12pt" style:text-underline-style="none" fo:font-weight="normal" officeooo:rsid="067126c4" style:font-size-asian="12pt" style:font-weight-asian="normal" style:font-size-complex="12pt" style:font-weight-complex="normal"/>
    </style:style>
    <style:style style:name="T261" style:family="text">
      <style:text-properties style:text-line-through-style="none" style:text-line-through-type="none" style:font-name="Ubuntu4" fo:font-size="12pt" style:text-underline-style="none" fo:font-weight="normal" officeooo:rsid="06887e99" style:font-size-asian="12pt" style:font-weight-asian="normal" style:font-size-complex="12pt" style:font-weight-complex="normal"/>
    </style:style>
    <style:style style:name="T262" style:family="text">
      <style:text-properties style:text-line-through-style="none" style:text-line-through-type="none" style:font-name="Ubuntu4" fo:font-size="12pt" style:text-underline-style="none" fo:font-weight="normal" officeooo:rsid="00bddfbe" fo:background-color="transparent" loext:char-shading-value="0" style:font-name-asian="DejaVu Sans1" style:font-size-asian="12pt" style:font-weight-asian="normal" style:font-size-complex="12pt" style:font-weight-complex="normal"/>
    </style:style>
    <style:style style:name="T263" style:family="text">
      <style:text-properties style:text-line-through-style="none" style:text-line-through-type="none" style:font-name="Ubuntu4" fo:font-size="12pt" style:text-underline-style="none" fo:font-weight="normal" officeooo:rsid="05960b2f" fo:background-color="transparent" loext:char-shading-value="0" style:font-name-asian="DejaVu Sans1" style:font-size-asian="12pt" style:font-weight-asian="normal" style:font-size-complex="12pt" style:font-weight-complex="normal"/>
    </style:style>
    <style:style style:name="T264" style:family="text">
      <style:text-properties style:text-line-through-style="none" style:text-line-through-type="none" style:font-name="Ubuntu4" fo:font-size="12pt" style:text-underline-style="none" fo:font-weight="normal" officeooo:rsid="0598cb0a" fo:background-color="transparent" loext:char-shading-value="0" style:font-name-asian="DejaVu Sans1" style:font-size-asian="12pt" style:font-weight-asian="normal" style:font-size-complex="12pt" style:font-weight-complex="normal"/>
    </style:style>
    <style:style style:name="T265" style:family="text">
      <style:text-properties style:text-line-through-style="none" style:text-line-through-type="none" style:font-name="Ubuntu4" fo:font-size="12pt" style:text-underline-style="none" fo:font-weight="normal" officeooo:rsid="05960b2f" style:font-name-asian="DejaVu Sans1" style:font-size-asian="12pt" style:font-weight-asian="normal" style:font-size-complex="12pt" style:font-weight-complex="normal"/>
    </style:style>
    <style:style style:name="T266" style:family="text">
      <style:text-properties style:text-line-through-style="none" style:text-line-through-type="none" style:font-name="Ubuntu4" fo:font-size="12pt" style:text-underline-style="none" style:font-size-asian="12pt" style:font-size-complex="12pt"/>
    </style:style>
    <style:style style:name="T267" style:family="text">
      <style:text-properties style:text-line-through-style="none" style:text-line-through-type="none" style:font-name="Ubuntu4" fo:font-size="12pt" style:text-underline-style="none" officeooo:rsid="0055eeeb" style:font-size-asian="12pt" style:font-size-complex="12pt"/>
    </style:style>
    <style:style style:name="T268" style:family="text">
      <style:text-properties style:text-line-through-style="none" style:text-line-through-type="none" style:font-name="Ubuntu4" fo:font-size="12pt" style:text-underline-style="none" officeooo:rsid="0015c265" style:font-size-asian="12pt" style:font-size-complex="12pt"/>
    </style:style>
    <style:style style:name="T269" style:family="text">
      <style:text-properties style:text-line-through-style="none" style:text-line-through-type="none" style:font-name="Ubuntu4" fo:font-size="12pt" style:text-underline-style="none" officeooo:rsid="05789dad" style:font-size-asian="12pt" style:font-size-complex="12pt"/>
    </style:style>
    <style:style style:name="T270" style:family="text">
      <style:text-properties style:text-line-through-style="none" style:text-line-through-type="none" style:font-name="Ubuntu4" fo:font-size="12pt" style:text-underline-style="none" officeooo:rsid="00bddfbe" style:font-size-asian="12pt" style:font-size-complex="12pt"/>
    </style:style>
    <style:style style:name="T271" style:family="text">
      <style:text-properties style:text-line-through-style="none" style:text-line-through-type="none" style:font-name="Ubuntu4" fo:font-size="12pt" style:text-underline-style="none" officeooo:rsid="057a5164" style:font-size-asian="12pt" style:font-size-complex="12pt"/>
    </style:style>
    <style:style style:name="T272" style:family="text">
      <style:text-properties style:text-line-through-style="none" style:text-line-through-type="none" style:font-name="Ubuntu4" fo:font-size="12pt" style:text-underline-style="none" officeooo:rsid="0353fa6c" style:font-size-asian="12pt" style:font-size-complex="12pt"/>
    </style:style>
    <style:style style:name="T273" style:family="text">
      <style:text-properties style:text-line-through-style="none" style:text-line-through-type="none" style:font-name="Ubuntu4" fo:font-size="12pt" style:text-underline-style="none" officeooo:rsid="0371cd02" style:font-size-asian="12pt" style:font-size-complex="12pt"/>
    </style:style>
    <style:style style:name="T274" style:family="text">
      <style:text-properties style:text-line-through-style="none" style:text-line-through-type="none" style:font-name="Ubuntu4" fo:font-size="12pt" style:text-underline-style="none" officeooo:rsid="06887e99" style:font-size-asian="12pt" style:font-size-complex="12pt"/>
    </style:style>
    <style:style style:name="T275" style:family="text">
      <style:text-properties style:text-line-through-style="none" style:text-line-through-type="none" fo:font-size="12pt" fo:font-style="normal" style:text-underline-style="none" officeooo:rsid="0526a1ff" style:font-size-asian="12pt" style:font-style-asian="normal" style:font-size-complex="12pt" style:font-style-complex="normal"/>
    </style:style>
    <style:style style:name="T276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277" style:family="text">
      <style:text-properties style:text-line-through-style="none" style:text-line-through-type="none" style:text-underline-style="none" officeooo:rsid="0640fe50" style:font-size-asian="12pt" style:font-size-complex="12pt"/>
    </style:style>
    <style:style style:name="T278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279" style:family="text">
      <style:text-properties style:text-line-through-style="none" style:text-line-through-type="none" style:text-underline-style="none" officeooo:rsid="05960b2f" style:font-name-asian="DejaVu Sans1" style:font-size-asian="12pt" style:font-size-complex="12pt"/>
    </style:style>
    <style:style style:name="T280" style:family="text">
      <style:text-properties style:use-window-font-color="true"/>
    </style:style>
    <style:style style:name="T281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style:font-name="Ubuntu4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style:font-name="Ubuntu4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style:font-name="Ubuntu4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style:font-name="Ubuntu4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style:font-name="Ubuntu4" fo:font-size="12pt" fo:language="nl" fo:country="N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style:use-window-font-color="true" style:font-name="Ubuntu4" fo:font-size="12pt" fo:language="nl" fo:country="NL" fo:font-style="normal" officeooo:rsid="065d015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style:font-name="Ubuntu4" fo:font-size="12pt" fo:language="nl" fo:country="NL" fo:font-style="normal" officeooo:rsid="066184e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style:font-name="Ubuntu4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style:font-name="Ubuntu4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style:font-name="Ubuntu4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style:font-name="Ubuntu4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style:font-name="Ubuntu4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style:font-name="Ubuntu4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style:font-name="Ubuntu4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officeooo:rsid="047da547"/>
    </style:style>
    <style:style style:name="T302" style:family="text">
      <style:text-properties officeooo:rsid="0394a435"/>
    </style:style>
    <style:style style:name="T303" style:family="text">
      <style:text-properties officeooo:rsid="03976b7e"/>
    </style:style>
    <style:style style:name="T304" style:family="text">
      <style:text-properties fo:font-size="12pt" style:font-size-asian="12pt" style:font-size-complex="12pt"/>
    </style:style>
    <style:style style:name="T305" style:family="text">
      <style:text-properties fo:font-size="12pt" officeooo:rsid="05272449" style:font-size-asian="12pt" style:font-size-complex="12pt"/>
    </style:style>
    <style:style style:name="T306" style:family="text">
      <style:text-properties fo:font-size="12pt" officeooo:rsid="0526a1ff" style:font-size-asian="12pt" style:font-size-complex="12pt"/>
    </style:style>
    <style:style style:name="T307" style:family="text">
      <style:text-properties fo:font-size="12pt" officeooo:rsid="0154e886" style:font-size-asian="12pt" style:font-size-complex="12pt"/>
    </style:style>
    <style:style style:name="T308" style:family="text">
      <style:text-properties fo:font-size="12pt" officeooo:rsid="02eddb5a" style:font-size-asian="12pt" style:font-size-complex="12pt"/>
    </style:style>
    <style:style style:name="T309" style:family="text">
      <style:text-properties fo:font-size="12pt" officeooo:rsid="064c9632" style:font-size-asian="12pt" style:font-size-complex="12pt"/>
    </style:style>
    <style:style style:name="T310" style:family="text">
      <style:text-properties fo:font-size="12pt" officeooo:rsid="0673d7fc" style:font-size-asian="12pt" style:font-size-complex="12pt"/>
    </style:style>
    <style:style style:name="T311" style:family="text">
      <style:text-properties fo:font-size="12pt" officeooo:rsid="0674a028" style:font-size-asian="12pt" style:font-size-complex="12pt"/>
    </style:style>
    <style:style style:name="T312" style:family="text">
      <style:text-properties fo:font-size="12pt" officeooo:rsid="06af5f5b" style:font-size-asian="12pt" style:font-size-complex="12pt"/>
    </style:style>
    <style:style style:name="T313" style:family="text">
      <style:text-properties fo:font-size="12pt" officeooo:rsid="06aee4f0" style:font-size-asian="12pt" style:font-size-complex="12pt"/>
    </style:style>
    <style:style style:name="T314" style:family="text">
      <style:text-properties fo:font-size="12pt" officeooo:rsid="06ac065f" style:font-size-asian="12pt" style:font-size-complex="12pt"/>
    </style:style>
    <style:style style:name="T315" style:family="text">
      <style:text-properties fo:font-size="12pt" officeooo:rsid="06a3f09d" style:font-size-asian="12pt" style:font-size-complex="12pt"/>
    </style:style>
    <style:style style:name="T316" style:family="text">
      <style:text-properties officeooo:rsid="047fb57c"/>
    </style:style>
    <style:style style:name="T317" style:family="text">
      <style:text-properties officeooo:rsid="047da547"/>
    </style:style>
    <style:style style:name="T318" style:family="text">
      <style:text-properties style:font-size-asian="12pt" style:font-size-complex="12pt"/>
    </style:style>
    <style:style style:name="T319" style:family="text">
      <style:text-properties officeooo:rsid="0462b983" style:font-size-asian="12pt" style:font-size-complex="12pt"/>
    </style:style>
    <style:style style:name="T320" style:family="text">
      <style:text-properties officeooo:rsid="01657261" style:font-size-asian="12pt" style:font-size-complex="12pt"/>
    </style:style>
    <style:style style:name="T321" style:family="text">
      <style:text-properties officeooo:rsid="00bddfbe" style:font-size-asian="12pt" style:font-size-complex="12pt"/>
    </style:style>
    <style:style style:name="T322" style:family="text">
      <style:text-properties style:font-name="Ubuntu Mono1" officeooo:rsid="05924c86"/>
    </style:style>
    <style:style style:name="T323" style:family="text">
      <style:text-properties style:font-name="Ubuntu Mono1" officeooo:rsid="06bdd0c4"/>
    </style:style>
    <style:style style:name="T324" style:family="text">
      <style:text-properties officeooo:rsid="04473353"/>
    </style:style>
    <style:style style:name="T325" style:family="text">
      <style:text-properties officeooo:rsid="05903285"/>
    </style:style>
    <style:style style:name="T326" style:family="text">
      <style:text-properties officeooo:rsid="0594b105"/>
    </style:style>
    <style:style style:name="T327" style:family="text">
      <style:text-properties officeooo:rsid="0549680c"/>
    </style:style>
    <style:style style:name="T328" style:family="text">
      <style:text-properties officeooo:rsid="050aa1f1"/>
    </style:style>
    <style:style style:name="T329" style:family="text">
      <style:text-properties officeooo:rsid="058e9b43"/>
    </style:style>
    <style:style style:name="T330" style:family="text">
      <style:text-properties officeooo:rsid="059078fd"/>
    </style:style>
    <style:style style:name="T331" style:family="text">
      <style:text-properties officeooo:rsid="050b160e"/>
    </style:style>
    <style:style style:name="T332" style:family="text">
      <style:text-properties officeooo:rsid="059284c3"/>
    </style:style>
    <style:style style:name="T333" style:family="text">
      <style:text-properties officeooo:rsid="059c5c70"/>
    </style:style>
    <style:style style:name="T334" style:family="text">
      <style:text-properties fo:font-weight="normal" style:font-weight-asian="normal" style:font-weight-complex="normal"/>
    </style:style>
    <style:style style:name="T335" style:family="text">
      <style:text-properties fo:font-weight="normal" officeooo:rsid="06049971" style:font-weight-asian="normal" style:font-weight-complex="normal"/>
    </style:style>
    <style:style style:name="T336" style:family="text">
      <style:text-properties officeooo:rsid="06049971"/>
    </style:style>
    <style:style style:name="T337" style:family="text">
      <style:text-properties officeooo:rsid="065518f9"/>
    </style:style>
    <style:style style:name="T338" style:family="text">
      <style:text-properties officeooo:rsid="0656573b"/>
    </style:style>
    <style:style style:name="T339" style:family="text">
      <style:text-properties officeooo:rsid="0665646b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style:font-name="OpenSymbol" fo:font-size="12pt" officeooo:rsid="06aee4f0" style:font-name-asian="OpenSymbol" style:font-size-asian="12pt" style:font-name-complex="OpenSymbol" style:font-size-complex="12pt"/>
    </style:style>
    <style:style style:name="T342" style:family="text">
      <style:text-properties officeooo:rsid="043ccc66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45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Gebruiker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" form:id="control5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6" form:id="control6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9" form:id="control9" form:label="Keuzevak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3" form:id="control13" form:label="Keuzevak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4" form:id="control14" form:label="Keuzevak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19" form:id="control19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20" form:id="control20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2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24" form:id="control24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25" form:id="control25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27" form:id="control27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29" form:id="control29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30" form:id="control30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32" form:id="control32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Strong_20_Emphasis"><text:span text:style-name="T222">Al</text:span></text:span><text:span text:style-name="Strong_20_Emphasis"><text:span text:style-name="T225">gemene c</text:span></text:span><text:span text:style-name="Strong_20_Emphasis"><text:span text:style-name="T218">hecklist voor </text:span></text:span><text:span text:style-name="Strong_20_Emphasis"><text:span text:style-name="T219">het</text:span></text:span><text:span text:style-name="Strong_20_Emphasis"><text:span text:style-name="T218"> install</text:span></text:span><text:span text:style-name="Strong_20_Emphasis"><text:span text:style-name="T219">eren</text:span></text:span><text:span text:style-name="Strong_20_Emphasis"><text:span text:style-name="T218"> van </text:span></text:span><text:reference-mark-start text:name="Distributie"/><text:span text:style-name="Strong_20_Emphasis"><text:span text:style-name="T223">Ubuntu</text:span></text:span><text:reference-mark-end text:name="Distributie"/><text:span text:style-name="Strong_20_Emphasis"><text:span text:style-name="T223"> </text:span></text:span><text:span text:style-name="Strong_20_Emphasis"><text:span text:style-name="T226">Unity </text:span></text:span><text:reference-mark-start text:name="Versie"/><text:span text:style-name="Strong_20_Emphasis"><text:span text:style-name="T223">1</text:span></text:span><text:span text:style-name="Strong_20_Emphasis"><text:span text:style-name="T224">6</text:span></text:span><text:span text:style-name="Strong_20_Emphasis"><text:span text:style-name="T223">.04 LTS</text:span></text:span><text:reference-mark-end text:name="Versie"/><text:span text:style-name="Strong_20_Emphasis"><text:span text:style-name="T220"><text:note text:id="ftn1" text:note-class="footnote"><text:note-citation>1</text:note-citation><text:note-body><text:p text:style-name="P10"><text:span text:style-name="T303">Deze versie heeft codenaam Xenial Xerus</text:span> <text:span text:style-name="T303">en is een zogenaamde</text:span> <text:span text:style-name="T302">LTS-versie (Long-Term Support, langetermijnondersteuning) en wordt vanaf uitgave vijf jaar ondersteund (tot april 2021).</text:span></text:p></text:note-body></text:note></text:span></text:span><text:span text:style-name="Strong_20_Emphasis"><text:span text:style-name="T220"> </text:span></text:span><text:reference-mark-start text:name="Editie"/><text:span text:style-name="Strong_20_Emphasis"><text:span text:style-name="T221">desktop</text:span></text:span><text:reference-mark-end text:name="Editie"/><text:span text:style-name="Strong_20_Emphasis"><text:span text:style-name="T222">.</text:span></text:span></text:p>
      <text:p text:style-name="P3"/>
      <text:p text:style-name="Standard"><text:span text:style-name="Citation"><text:span text:style-name="T30">Gebruik</text:span></text:span><text:span text:style-name="Citation"><text:span text:style-name="T239"> </text:span></text:span><text:span text:style-name="Citation"><text:span text:style-name="T240">ook</text:span></text:span><text:span text:style-name="Citation"><text:span text:style-name="T239"> </text:span></text:span><text:span text:style-name="Citation"><text:span text:style-name="T241">C</text:span></text:span><text:span text:style-name="Citation"><text:span text:style-name="T239">hecklist </text:span></text:span><text:span text:style-name="Citation"><text:span text:style-name="T242">i</text:span></text:span><text:span text:style-name="Citation"><text:span text:style-name="T239">nstall</text:span></text:span><text:span text:style-name="Citation"><text:span text:style-name="T243">atie </text:span></text:span><text:span text:style-name="Citation"><text:span text:style-name="T243"><text:reference-ref text:reference-format="text" text:ref-name="Distributie">Ubuntu</text:reference-ref></text:span></text:span><text:span text:style-name="Citation"><text:span text:style-name="T239"> </text:span></text:span><text:span text:style-name="Citation"><text:span text:style-name="T239"><text:reference-ref text:reference-format="text" text:ref-name="Versie">16.04 LTS</text:reference-ref></text:span></text:span><text:span text:style-name="Citation"><text:span text:style-name="T239"> </text:span></text:span><text:span text:style-name="Citation"><text:span text:style-name="T239"><text:reference-ref text:reference-format="text" text:ref-name="Editie">desktop</text:reference-ref></text:span></text:span><text:span text:style-name="Citation"><text:span text:style-name="T243"> </text:span></text:span><text:span text:style-name="Citation"><text:span text:style-name="T34">c</text:span></text:span><text:span text:style-name="Citation"><text:span text:style-name="T35">omputernaam</text:span></text:span><text:span text:style-name="Citation"><text:span text:style-name="T36"><text:note text:id="ftn2" text:note-class="footnote"><text:note-citation>2</text:note-citation><text:note-body><text:p text:style-name="P20">Als <text:span text:style-name="T338">aanwezig, anders is</text:span> het volgen van <text:span text:style-name="T338">alleen </text:span>deze <text:span text:style-name="T337">checklist</text:span> voldoende.</text:p></text:note-body></text:note></text:span></text:span></text:p>
      <text:p text:style-name="P4"/>
      <text:p text:style-name="P7"><text:span text:style-name="T38">Kijk op</text:span><text:span text:style-name="T218"> </text:span><text:a xlink:type="simple" xlink:href="http://karelzimmer.nl/" text:style-name="Internet_20_link" text:visited-style-name="Visited_20_Internet_20_Link"><text:span text:style-name="Internet_20_link"><text:span text:style-name="T6">karelzimmer.nl</text:span></text:span></text:a><text:span text:style-name="T218"> </text:span><text:span text:style-name="T281">voor</text:span><text:span text:style-name="T282"> </text:span><text:span text:style-name="T283">deze en andere </text:span><text:span text:style-name="T39">checklists, scripts, en overige bestanden.</text:span></text:p>
      <text:p text:style-name="P9"/>
      <text:p text:style-name="P8"><text:span text:style-name="T39">D</text:span><text:span text:style-name="T38">it is een invulbare PD</text:span><text:span text:style-name="T67">F</text:span><text:span text:style-name="T38"> met tekst- en keuzevakken. Afdrukken is niet noodzakelijk.</text:span></text:p>
      <text:p text:style-name="P1"/>
      <text:p text:style-name="P1"/>
      <text:p text:style-name="P1">V<text:span text:style-name="T316">ul de waarden in het tekstvak achter de </text:span><text:span text:style-name="Definition"><text:span text:style-name="T317">schuingedrukte</text:span></text:span> <text:span text:style-name="T317">woorden </text:span><text:span text:style-name="T301">(zie toelichting)</text:span><text:span text:style-name="T317">:</text:span></text:p>
      <text:p text:style-name="P5"><text:span text:style-name="Definition"><text:span text:style-name="T285">g</text:span></text:span><text:span text:style-name="Definition"><text:span text:style-name="T284">ebruiker</text:span></text:span><text:span text:style-name="Definition"><text:span text:style-name="T286"><text:tab/><text:tab/></text:span></text:span><text:span text:style-name="Definition"><text:span text:style-name="T280"> <text:tab/><text:tab/></text:span></text:span><text:span text:style-name="T287"><draw:control text:anchor-type="as-char" svg:y="-0.429cm" draw:z-index="0" draw:name="Gebruiker" draw:style-name="gr1" draw:text-style-name="P66" svg:width="6.061cm" svg:height="0.6cm" draw:control="control1"><svg:title>Gebruiker</svg:title><svg:desc>Volledige naam, bijv. Jan Stek</svg:desc></draw:control></text:span><text:span text:style-name="T287"><text:tab/></text:span><text:span text:style-name="T288">(</text:span><text:span text:style-name="T299">volledige naam, bijv. Jan Stek</text:span><text:span text:style-name="T300">)</text:span></text:p>
      <text:p text:style-name="P5"><text:span text:style-name="Definition"><text:span text:style-name="T285">g</text:span></text:span><text:span text:style-name="Definition"><text:span text:style-name="T284">ebruikersnaam<text:tab/></text:span></text:span><text:span text:style-name="Definition"><text:span text:style-name="T284"><draw:control text:anchor-type="as-char" svg:y="-0.429cm" draw:z-index="1" draw:name="Gberuikersnaam" draw:style-name="gr1" draw:text-style-name="P66" svg:width="6.061cm" svg:height="0.6cm" draw:control="control2"><svg:title>Gebruikersnaam</svg:title><svg:desc>Korte naam, bijv. jan</svg:desc></draw:control></text:span></text:span><text:span text:style-name="Definition"><text:span text:style-name="T284"><text:tab/></text:span></text:span><text:span text:style-name="Definition"><text:span text:style-name="T291">(</text:span></text:span><text:span text:style-name="Definition"><text:span text:style-name="T290">korte naam, bijv. jan</text:span></text:span><text:span text:style-name="Definition"><text:span text:style-name="T291">)</text:span></text:span></text:p>
      <text:p text:style-name="P5"><text:span text:style-name="Definition"><text:span text:style-name="T298">c</text:span></text:span><text:span text:style-name="Definition"><text:span text:style-name="T297">omputernaam<text:tab/><text:tab/></text:span></text:span><text:span text:style-name="Definition"><text:span text:style-name="T287"><draw:control text:anchor-type="as-char" svg:y="-0.429cm" draw:z-index="2" draw:name="Computernaam" draw:style-name="gr1" draw:text-style-name="P66" svg:width="6.061cm" svg:height="0.6cm" draw:control="control3"><svg:title>Computernaam</svg:title><svg:desc>Unieke naam van de computer</svg:desc></draw:control></text:span></text:span><text:span text:style-name="Definition"><text:span text:style-name="T287"><text:tab/></text:span></text:span><text:span text:style-name="Definition"><text:span text:style-name="T294">(</text:span></text:span><text:span text:style-name="Definition"><text:span text:style-name="T292">unieke naam van de compute</text:span></text:span><text:span text:style-name="Definition"><text:span text:style-name="T293">r</text:span></text:span><text:span text:style-name="Definition"><text:span text:style-name="T294">)</text:span></text:span></text:p>
      <text:p text:style-name="P5"><text:span text:style-name="Definition"><text:span text:style-name="T285">o</text:span></text:span><text:span text:style-name="Definition"><text:span text:style-name="T284">pstartmenu</text:span></text:span><text:span text:style-name="Definition"><text:span text:style-name="T287"><text:tab/><text:tab/><text:tab/></text:span></text:span><text:span text:style-name="Definition"><text:span text:style-name="T287"><draw:control text:anchor-type="as-char" svg:y="-0.429cm" draw:z-index="3" draw:name="Opstartmenu" draw:style-name="gr1" draw:text-style-name="P66" svg:width="6.061cm" svg:height="0.6cm" draw:control="control4"><svg:title>Opstartmenu</svg:title><svg:desc>Toets voor het opstartmenu ("bootmenu")</svg:desc></draw:control></text:span></text:span><text:span text:style-name="Definition"><text:span text:style-name="T287"><text:tab/></text:span></text:span><text:span text:style-name="Definition"><text:span text:style-name="T294">(</text:span></text:span><text:span text:style-name="Definition"><text:span text:style-name="T292">to</text:span></text:span><text:span text:style-name="Definition"><text:span text:style-name="T295">ets voor het opstartmedium</text:span></text:span><text:span text:style-name="Definition"><text:span text:style-name="T296">)</text:span></text:span></text:p>
      <text:p text:style-name="P5"><text:span text:style-name="Definition"><text:span text:style-name="T285">i</text:span></text:span><text:span text:style-name="Definition"><text:span text:style-name="T284">nstellingen</text:span></text:span><text:span text:style-name="T287"><text:tab/> <text:tab/><text:tab/></text:span><text:span text:style-name="T287"><draw:control text:anchor-type="as-char" svg:y="-0.429cm" draw:z-index="4" draw:name="Instellingen" draw:style-name="gr1" draw:text-style-name="P66" svg:width="6.061cm" svg:height="0.6cm" draw:control="control5"><svg:title>Instellingen</svg:title><svg:desc>Toets voor het BIOS/UEFI-scherm ("setup")</svg:desc></draw:control></text:span><text:span text:style-name="T287"><text:tab/></text:span><text:span text:style-name="T288">(</text:span><text:span text:style-name="T289">toets voor het BIOS/UEFI-scherm</text:span><text:span text:style-name="T288">)</text:span></text:p>
      <text:p text:style-name="P1">Vervang <text:span text:style-name="Definition"><text:span text:style-name="T317">schuingedrukte</text:span></text:span> <text:span text:style-name="T317">woorden </text:span>in deze checklist door <text:span text:style-name="T317">boven</text:span>staande waarden.</text:p>
      <text:p text:style-name="P2"/>
      <text:p text:style-name="P2"/>
      <text:list xml:id="list1992578554822541486" text:style-name="L1">
        <text:list-item>
          <text:p text:style-name="P25"><text:span text:style-name="T304">Installatie voorbereiden<text:line-break/><text:line-break/></text:span><text:span text:style-name="T310"><text:tab/></text:span><text:span text:style-name="T312">N</text:span><text:span text:style-name="T313">og niet op Linux<text:tab/></text:span><text:span text:style-name="T341"></text:span><text:span text:style-name="T9"> </text:span><text:span text:style-name="T3">ge</text:span><text:span text:style-name="T4">brui</text:span><text:span text:style-name="T311">k Checklist migratie</text:span><text:span text:style-name="T310">.<text:line-break/><text:tab/></text:span><text:span text:style-name="T312">N</text:span><text:span text:style-name="T310">ieuw</text:span><text:span text:style-name="T314">e</text:span><text:span text:style-name="T310"> installatie<text:tab/></text:span><text:span text:style-name="T341"></text:span><text:span text:style-name="T10"> </text:span><text:span text:style-name="T9">b</text:span><text:span text:style-name="T5">egin </text:span><text:span text:style-name="T310">bij hoofdstuk 2.</text:span></text:p>
        </text:list-item>
      </text:list>
      <text:list xml:id="list1368348363894428795" text:style-name="L2">
        <text:list-item>
          <text:list>
            <text:list-header>
              <text:p text:style-name="P42"><text:span text:style-name="Strong_20_Emphasis"><text:span text:style-name="T227"/></text:span></text:p>
            </text:list-header>
            <text:list-item>
              <text:p text:style-name="P42"><text:span text:style-name="T40"><draw:control text:anchor-type="as-char" draw:z-index="5" draw:style-name="gr2" draw:text-style-name="P67" svg:width="0.35cm" svg:height="0.35cm" draw:control="control6"/></text:span><text:span text:style-name="T40"><text:tab/></text:span><text:span text:style-name="T1">Aanmelden als </text:span><text:span text:style-name="Definition"><text:span text:style-name="T318">gebruike</text:span></text:span><text:span text:style-name="Definition"><text:span text:style-name="T319">r</text:span></text:span><text:span text:style-name="Definition"><text:span text:style-name="T319"><text:text-input text:description=""/></text:span></text:span><text:span text:style-name="T2">.</text:span></text:p>
              <text:p text:style-name="P55"/>
            </text:list-item>
            <text:list-item>
              <text:p text:style-name="P43"><text:span text:style-name="Strong_20_Emphasis"><text:span text:style-name="T40"><draw:control text:anchor-type="as-char" draw:z-index="6" draw:style-name="gr2" draw:text-style-name="P67" svg:width="0.35cm" svg:height="0.35cm" draw:control="control7"/></text:span></text:span><text:span text:style-name="Strong_20_Emphasis"><text:span text:style-name="T40"><text:tab/></text:span></text:span><text:span text:style-name="Strong_20_Emphasis"><text:span text:style-name="T62">Download de scripts via</text:span></text:span><text:span text:style-name="Strong_20_Emphasis"><text:span text:style-name="T41"> </text:span></text:span><text:span text:style-name="Strong_20_Emphasis"><text:span text:style-name="T88">de Snelzoeker</text:span></text:span><text:span text:style-name="Strong_20_Emphasis"><text:span text:style-name="T97"><text:note text:id="ftn3" text:note-class="footnote"><text:note-citation>3</text:note-citation><text:note-body><text:p text:style-name="P17">Klik op <text:span text:style-name="T330">het </text:span>Ubuntu-logo linksboven in de Starter <text:span text:style-name="T329">of druk éénmaal (kort) op de Super-toets</text:span><text:line-break/><text:span text:style-name="T339">(Windows-toets of Apple-toets). <text:s/>Druk lang op de Super-toets voor een overzicht van de Sneltoetsen.</text:span></text:p></text:note-body></text:note></text:span></text:span><text:span text:style-name="Strong_20_Emphasis"><text:span text:style-name="T88">,<text:line-break/><text:tab/><text:tab/>zoek</text:span></text:span><text:span text:style-name="Strong_20_Emphasis"><text:span text:style-name="T121"> </text:span></text:span><text:span text:style-name="User_20_Entry"><text:span text:style-name="T191">ter</text:span></text:span><text:span text:style-name="Strong_20_Emphasis"><text:span text:style-name="T121"> </text:span></text:span><text:span text:style-name="Strong_20_Emphasis"><text:span text:style-name="T124">en </text:span></text:span><text:span text:style-name="Strong_20_Emphasis"><text:span text:style-name="T121">klik op </text:span></text:span><text:span text:style-name="Strong_20_Emphasis"><text:span text:style-name="T141">Terminalvenster</text:span></text:span><text:span text:style-name="Strong_20_Emphasis"><text:span text:style-name="T40">.</text:span></text:span><text:span text:style-name="Strong_20_Emphasis"><text:span text:style-name="T58"><text:line-break/><text:tab/><text:tab/></text:span></text:span><text:span text:style-name="Strong_20_Emphasis"><text:span text:style-name="T125">T</text:span></text:span><text:span text:style-name="Strong_20_Emphasis"><text:span text:style-name="T58">yp </text:span></text:span><text:span text:style-name="Strong_20_Emphasis"><text:span text:style-name="T59">in</text:span></text:span><text:span text:style-name="Strong_20_Emphasis"><text:span text:style-name="T58">, of kopieer en plak, </text:span></text:span><text:span text:style-name="Strong_20_Emphasis"><text:span text:style-name="T66">de volgende opdrachtregel,</text:span></text:span><text:span text:style-name="Strong_20_Emphasis"><text:span text:style-name="T60"><text:line-break/><text:tab/><text:tab/>druk daarna op de Enter-toets</text:span></text:span><text:span text:style-name="Strong_20_Emphasis"><text:span text:style-name="T61">:<text:line-break/><text:tab/><text:tab/></text:span></text:span><text:span text:style-name="User_20_Entry"><text:span text:style-name="T181">wget karelzimmer.nl/s;. s<text:line-break/><text:tab/><text:tab/></text:span></text:span><text:span text:style-name="Strong_20_Emphasis"><text:span text:style-name="T84">Volg de aanwijzingen op het scherm.<text:line-break/></text:span></text:span></text:p>
            </text:list-item>
            <text:list-item>
              <text:p text:style-name="P51"><text:span text:style-name="Strong_20_Emphasis"><text:span text:style-name="T87"><draw:control text:anchor-type="as-char" draw:z-index="25" draw:style-name="gr2" draw:text-style-name="P67" svg:width="0.35cm" svg:height="0.35cm" draw:control="control26"/></text:span></text:span><text:span text:style-name="Strong_20_Emphasis"><text:span text:style-name="T87"><text:tab/>Bereid de installatie voor </text:span></text:span><text:span text:style-name="Strong_20_Emphasis"><text:span text:style-name="T88">via de Snelzoeker,<text:line-break/><text:tab/><text:tab/>zoek</text:span></text:span><text:span text:style-name="Strong_20_Emphasis"><text:span text:style-name="T130"> </text:span></text:span><text:span text:style-name="User_20_Entry"><text:span text:style-name="T182">ter</text:span></text:span><text:span text:style-name="Strong_20_Emphasis"><text:span text:style-name="T130"> </text:span></text:span><text:span text:style-name="Strong_20_Emphasis"><text:span text:style-name="T131">en </text:span></text:span><text:span text:style-name="Strong_20_Emphasis"><text:span text:style-name="T130">klik op </text:span></text:span><text:span text:style-name="Strong_20_Emphasis"><text:span text:style-name="T147">Terminalvenster</text:span></text:span><text:span text:style-name="Strong_20_Emphasis"><text:span text:style-name="T87">.</text:span></text:span><text:span text:style-name="Strong_20_Emphasis"><text:span text:style-name="T108"><text:line-break/><text:tab/><text:tab/></text:span></text:span><text:span text:style-name="Strong_20_Emphasis"><text:span text:style-name="T132">T</text:span></text:span><text:span text:style-name="Strong_20_Emphasis"><text:span text:style-name="T108">yp </text:span></text:span><text:span text:style-name="Strong_20_Emphasis"><text:span text:style-name="T109">in</text:span></text:span><text:span text:style-name="Strong_20_Emphasis"><text:span text:style-name="T108">, of kopieer en plak, </text:span></text:span><text:span text:style-name="Strong_20_Emphasis"><text:span text:style-name="T110">de volgende opdrachtregel,</text:span></text:span><text:span text:style-name="Strong_20_Emphasis"><text:span text:style-name="T111"><text:line-break/><text:tab/><text:tab/>druk daarna op de Enter-toets</text:span></text:span><text:span text:style-name="Strong_20_Emphasis"><text:span text:style-name="T112">:</text:span></text:span><text:span text:style-name="Strong_20_Emphasis"><text:span text:style-name="T84"><text:line-break/><text:tab/><text:tab/></text:span></text:span><text:span text:style-name="User_20_Entry"><text:span text:style-name="T183">list-installed; backup</text:span></text:span><text:span text:style-name="User_20_Entry"><text:span text:style-name="T181"> <text:line-break/><text:tab/><text:tab/></text:span></text:span><text:span text:style-name="Strong_20_Emphasis"><text:span text:style-name="T84">Volg de aanwijzingen op het scherm.</text:span></text:span></text:p>
            </text:list-item>
          </text:list>
        </text:list-item>
        <text:list-item>
          <text:p text:style-name="P41">Besturingssysteem installeren</text:p>
          <text:list>
            <text:list-header>
              <text:p text:style-name="P36"><text:span text:style-name="Strong_20_Emphasis"><text:span text:style-name="T228"/></text:span></text:p>
            </text:list-header>
            <text:list-item>
              <text:p text:style-name="P37"><text:span text:style-name="T40"><draw:control text:anchor-type="as-char" draw:z-index="7" draw:style-name="gr2" draw:text-style-name="P67" svg:width="0.35cm" svg:height="0.35cm" draw:control="control8"/></text:span><text:span text:style-name="T40"><text:tab/></text:span><text:span text:style-name="T232">Start de computer op vanaf </text:span><text:span text:style-name="T233">een </text:span><text:span text:style-name="T233"><text:reference-ref text:reference-format="text" text:ref-name="Distributie">Ubuntu</text:reference-ref></text:span><text:span text:style-name="T233"> </text:span><text:span text:style-name="T238">Unity</text:span><text:span text:style-name="T232"> </text:span><text:span text:style-name="T232"><text:reference-ref text:reference-format="text" text:ref-name="Versie">16.04 LTS</text:reference-ref></text:span><text:span text:style-name="T149"> </text:span><text:span text:style-name="T149"><text:reference-ref text:reference-format="text" text:ref-name="Editie">desktop</text:reference-ref></text:span><text:span text:style-name="T149"> <text:line-break/><text:tab/><text:tab/></text:span><text:reference-mark-start text:name="Bitbreedtes"/><text:span text:style-name="Strong_20_Emphasis"><text:span text:style-name="T148">64-bit of 32-bit</text:span></text:span><text:reference-mark-end text:name="Bitbreedtes"/><text:span text:style-name="Strong_20_Emphasis"><text:span text:style-name="T7"><text:note text:id="ftn5" text:note-class="footnote"><text:note-citation>1</text:note-citation><text:note-body><text:p text:style-name="P12"><text:span text:style-name="Strong_20_Emphasis"><text:span text:style-name="T155">Probeer eerst een 64-bit USB-stick of</text:span></text:span><text:span text:style-name="Strong_20_Emphasis"><text:span text:style-name="T156"> </text:span></text:span><text:span text:style-name="Strong_20_Emphasis"><text:span text:style-name="T156"><text:reference-ref text:reference-format="text" text:ref-name="CDVD">DVD</text:reference-ref></text:span></text:span><text:span text:style-name="Strong_20_Emphasis"><text:span text:style-name="T155">, kies een 32-bit-versie als het opstarten</text:span></text:span><text:span text:style-name="Strong_20_Emphasis"><text:span text:style-name="T154"> mislukt.</text:span></text:span></text:p></text:note-body></text:note></text:span></text:span><text:span text:style-name="Strong_20_Emphasis"><text:span text:style-name="T7"> </text:span></text:span><text:span text:style-name="T149">Live</text:span><text:span text:style-name="T149"><text:note text:id="ftn6" text:note-class="footnote"><text:note-citation>2</text:note-citation><text:note-body><text:p text:style-name="P13"><text:span text:style-name="T324">Vanaf ee</text:span>n Live <text:span text:style-name="Strong_20_Emphasis"><text:span text:style-name="T154">USB-stick </text:span></text:span><text:span text:style-name="Strong_20_Emphasis"><text:span text:style-name="T156">of </text:span></text:span><text:span text:style-name="Strong_20_Emphasis"><text:span text:style-name="T156"><text:reference-ref text:reference-format="text" text:ref-name="CDVD">DVD</text:reference-ref></text:span></text:span><text:span text:style-name="T12"> </text:span>kunt <text:span text:style-name="T324">u opstarten en</text:span> met <text:reference-ref text:reference-format="text" text:ref-name="Distributie">Ubuntu</text:reference-ref> werken zonder deze te installeren.</text:p></text:note-body></text:note></text:span><text:span text:style-name="T149"> </text:span><text:span text:style-name="T150">U</text:span><text:span text:style-name="T149">SB-stic</text:span><text:span text:style-name="T151">k</text:span><text:span text:style-name="T149"><text:note text:id="ftn7" text:note-class="footnote"><text:note-citation>3</text:note-citation><text:note-body><text:p text:style-name="P19"><text:span text:style-name="Strong_20_Emphasis"><text:span text:style-name="T154">Maak een opstartbare USB-stick aan </text:span></text:span><text:span text:style-name="Strong_20_Emphasis"><text:span text:style-name="T163">met een beeldbestand (.iso) </text:span></text:span><text:span text:style-name="Strong_20_Emphasis"><text:span text:style-name="T164">en </text:span></text:span><text:span text:style-name="Strong_20_Emphasis"><text:span text:style-name="T163">een USB-stick </text:span></text:span><text:span text:style-name="Strong_20_Emphasis"><text:span text:style-name="T162">(minimaal 2 GB).<text:line-break/></text:span></text:span><text:span text:style-name="Strong_20_Emphasis"><text:span text:style-name="T163">I</text:span></text:span><text:span text:style-name="Strong_20_Emphasis"><text:span text:style-name="T157">n Ubuntu </text:span></text:span><text:span text:style-name="Strong_20_Emphasis"><text:span text:style-name="T154">via </text:span></text:span><text:span text:style-name="Strong_20_Emphasis"><text:span text:style-name="T158">de Snelzoeker, zoek </text:span></text:span><text:span text:style-name="User_20_Entry"><text:span text:style-name="T209">ops</text:span></text:span><text:span text:style-name="Strong_20_Emphasis"><text:span text:style-name="T158"> en klik op </text:span></text:span><text:span text:style-name="Strong_20_Emphasis"><text:span text:style-name="T167">Opstartschijf aanmaken</text:span></text:span><text:span text:style-name="Strong_20_Emphasis"><text:span text:style-name="T158">, </text:span></text:span><text:span text:style-name="Strong_20_Emphasis"><text:span text:style-name="T163">of </text:span></text:span><text:span text:style-name="Strong_20_Emphasis"><text:span text:style-name="T157">met het programma </text:span></text:span><text:span text:style-name="Strong_20_Emphasis"><text:span text:style-name="T161">Etcher</text:span></text:span><text:span text:style-name="Strong_20_Emphasis"><text:span text:style-name="T157"> </text:span></text:span><text:span text:style-name="Strong_20_Emphasis"><text:span text:style-name="T159">(</text:span></text:span><text:a xlink:type="simple" xlink:href="http://www.etcher.io/" text:style-name="Internet_20_link" text:visited-style-name="Visited_20_Internet_20_Link"><text:span text:style-name="Strong_20_Emphasis"><text:span text:style-name="T161">www.etcher.io</text:span></text:span></text:a><text:span text:style-name="Strong_20_Emphasis"><text:span text:style-name="T159">). </text:span></text:span><text:span text:style-name="Strong_20_Emphasis"><text:span text:style-name="T165">Etcher is</text:span></text:span><text:span text:style-name="Strong_20_Emphasis"><text:span text:style-name="T159"> </text:span></text:span><text:span text:style-name="Strong_20_Emphasis"><text:span text:style-name="T163">beschikbaar voor </text:span></text:span><text:span text:style-name="Strong_20_Emphasis"><text:span text:style-name="T158">Windows, </text:span></text:span><text:span text:style-name="Strong_20_Emphasis"><text:span text:style-name="T166">OS X</text:span></text:span><text:span text:style-name="Strong_20_Emphasis"><text:span text:style-name="T157">, </text:span></text:span><text:span text:style-name="Strong_20_Emphasis"><text:span text:style-name="T159">en </text:span></text:span><text:span text:style-name="Strong_20_Emphasis"><text:span text:style-name="T166">GNU/</text:span></text:span><text:span text:style-name="Strong_20_Emphasis"><text:span text:style-name="T157">Linux</text:span></text:span><text:span text:style-name="Strong_20_Emphasis"><text:span text:style-name="T160">.</text:span></text:span></text:p></text:note-body></text:note></text:span><text:span text:style-name="T149"> </text:span><text:span text:style-name="T151">of </text:span><text:reference-mark-start text:name="CDVD"/><text:span text:style-name="T151">DVD</text:span><text:reference-mark-end text:name="CDVD"/><text:span text:style-name="T149">.<text:line-break/><text:tab/><text:tab/></text:span><text:span text:style-name="T152">Opstartmenu </text:span><text:span text:style-name="T153">(boot menu)</text:span><text:span text:style-name="T152"> </text:span><text:span text:style-name="T149">via </text:span><text:span text:style-name="Definition"><text:span text:style-name="T320">opstartmenu</text:span></text:span><text:span text:style-name="T232">,<text:line-break/><text:tab/><text:tab/></text:span><text:span text:style-name="T234">instellingen </text:span><text:span text:style-name="T235">(setup)</text:span><text:span text:style-name="T232"> via </text:span><text:span text:style-name="Definition"><text:span text:style-name="T320">instellingen</text:span></text:span><text:span text:style-name="T232">.<text:line-break/><text:tab/><text:tab/></text:span><text:span text:style-name="T236">Druk </text:span><text:span text:style-name="T237">tijdens het opstarten </text:span><text:span text:style-name="T236">op een willekeurige toets voor meer opties.</text:span></text:p>
              <text:p text:style-name="P56"/>
            </text:list-item>
            <text:list-item>
              <text:p text:style-name="P38"><text:span text:style-name="Strong_20_Emphasis"><text:span text:style-name="T40"><draw:control text:anchor-type="as-char" draw:z-index="8" draw:style-name="gr2" draw:text-style-name="P67" svg:width="0.35cm" svg:height="0.35cm" draw:control="control9"/></text:span></text:span><text:span text:style-name="Strong_20_Emphasis"><text:span text:style-name="T40"><text:tab/></text:span></text:span><text:span text:style-name="Strong_20_Emphasis"><text:span text:style-name="T80">O</text:span></text:span><text:span text:style-name="Strong_20_Emphasis"><text:span text:style-name="T75">p het scherm </text:span></text:span><text:span text:style-name="Strong_20_Emphasis"><text:span text:style-name="T196">Welkom</text:span></text:span><text:span text:style-name="Strong_20_Emphasis"><text:span text:style-name="T75"> </text:span></text:span><text:span text:style-name="Strong_20_Emphasis"><text:span text:style-name="T80">kies </text:span></text:span><text:span text:style-name="Strong_20_Emphasis"><text:span text:style-name="T74">voor </text:span></text:span><text:span text:style-name="Strong_20_Emphasis"><text:span text:style-name="T133">Nederlands</text:span></text:span><text:span text:style-name="Strong_20_Emphasis"><text:span text:style-name="T38"> en klik op </text:span></text:span><text:span text:style-name="Strong_20_Emphasis"><text:span text:style-name="T134"><text:reference-ref text:reference-format="text" text:ref-name="Distributie">Ubuntu</text:reference-ref></text:span></text:span><text:span text:style-name="Strong_20_Emphasis"><text:span text:style-name="T134"> installeren</text:span></text:span><text:span text:style-name="Strong_20_Emphasis"><text:span text:style-name="T42">, <text:line-break/><text:tab/><text:tab/>of</text:span></text:span><text:span text:style-name="Strong_20_Emphasis"><text:span text:style-name="T38"> </text:span></text:span><text:span text:style-name="Strong_20_Emphasis"><text:span text:style-name="T68">klik op </text:span></text:span><text:span text:style-name="Strong_20_Emphasis"><text:span text:style-name="T135">Verder</text:span></text:span><text:span text:style-name="Strong_20_Emphasis"><text:span text:style-name="T38">.<text:line-break/></text:span></text:span></text:p>
            </text:list-item>
            <text:list-item>
              <text:p text:style-name="P44"><text:span text:style-name="Emphasis"><draw:control text:anchor-type="as-char" draw:z-index="9" draw:style-name="gr2" draw:text-style-name="P67" svg:width="0.35cm" svg:height="0.35cm" draw:control="control10"/></text:span><text:span text:style-name="T40"><text:tab/></text:span><text:span text:style-name="T80">O</text:span><text:span text:style-name="Strong_20_Emphasis"><text:span text:style-name="T79">p het scherm </text:span></text:span><text:span text:style-name="Strong_20_Emphasis"><text:span text:style-name="T198">Draadloos</text:span></text:span><text:span text:style-name="Strong_20_Emphasis"><text:span text:style-name="T79"> </text:span></text:span><text:span text:style-name="Strong_20_Emphasis"><text:span text:style-name="T80">kies indien nodig/mogelijk een draadloos netwerk, <text:line-break/><text:tab/><text:tab/>maak </text:span></text:span><text:span text:style-name="Strong_20_Emphasis"><text:span text:style-name="T40">verbinding, </text:span></text:span><text:span text:style-name="Strong_20_Emphasis"><text:span text:style-name="T55">en klik op </text:span></text:span><text:span text:style-name="Strong_20_Emphasis"><text:span text:style-name="T135">Verder</text:span></text:span><text:span text:style-name="Strong_20_Emphasis"><text:span text:style-name="T40">.</text:span></text:span><text:span text:style-name="Strong_20_Emphasis"><text:span text:style-name="T38"><text:line-break/></text:span></text:span></text:p>
            </text:list-item>
            <text:list-item>
              <text:p text:style-name="P45"><text:span text:style-name="Strong_20_Emphasis"><text:span text:style-name="T40"><draw:control text:anchor-type="as-char" draw:z-index="10" draw:style-name="gr2" draw:text-style-name="P67" svg:width="0.35cm" svg:height="0.35cm" draw:control="control11"/></text:span></text:span><text:span text:style-name="Strong_20_Emphasis"><text:span text:style-name="T40"><text:tab/></text:span></text:span><text:span text:style-name="Strong_20_Emphasis"><text:span text:style-name="T81">O</text:span></text:span><text:span text:style-name="Strong_20_Emphasis"><text:span text:style-name="T75">p het scherm </text:span></text:span><text:span text:style-name="Strong_20_Emphasis"><text:span text:style-name="T196">Voorbereiden op de installatie van Ubuntu</text:span></text:span><text:span text:style-name="Strong_20_Emphasis"><text:span text:style-name="T40"> </text:span></text:span><text:span text:style-name="Strong_20_Emphasis"><text:span text:style-name="T81">vink aan </text:span></text:span><text:span text:style-name="Strong_20_Emphasis"><text:span text:style-name="T76">keuze<text:line-break/> <text:tab/></text:span></text:span><text:span text:style-name="Strong_20_Emphasis"><text:span text:style-name="T137">Haal bijgewerkte pakketten binnen tijdens het installeren van Ubuntu</text:span></text:span><text:span text:style-name="T133"> </text:span><text:span text:style-name="T138">aan<text:line-break/><text:tab/><text:tab/></text:span><text:span text:style-name="T133">en </text:span><text:span text:style-name="T138">k</text:span><text:span text:style-name="T38">lik op </text:span><text:span text:style-name="Strong_20_Emphasis"><text:span text:style-name="T133">Verder</text:span></text:span><text:span text:style-name="Strong_20_Emphasis"><text:span text:style-name="T38">.</text:span></text:span></text:p>
              <text:p text:style-name="P42"><text:span text:style-name="Strong_20_Emphasis"><text:span text:style-name="T38"/></text:span></text:p>
            </text:list-item>
            <text:list-item>
              <text:p text:style-name="P45"><text:span text:style-name="Strong_20_Emphasis"><text:span text:style-name="T40"><draw:control text:anchor-type="as-char" draw:z-index="11" draw:style-name="gr2" draw:text-style-name="P67" svg:width="0.35cm" svg:height="0.35cm" draw:control="control12"/></text:span></text:span><text:span text:style-name="Strong_20_Emphasis"><text:span text:style-name="T40"><text:tab/></text:span></text:span><text:span text:style-name="Strong_20_Emphasis"><text:span text:style-name="T81">O</text:span></text:span><text:span text:style-name="Strong_20_Emphasis"><text:span text:style-name="T77">p het scherm </text:span></text:span><text:span text:style-name="Strong_20_Emphasis"><text:span text:style-name="T197">Installatietype</text:span></text:span><text:span text:style-name="Strong_20_Emphasis"><text:span text:style-name="T127"> </text:span></text:span><text:span text:style-name="Strong_20_Emphasis"><text:span text:style-name="T129">kies </text:span></text:span><text:span text:style-name="Strong_20_Emphasis"><text:span text:style-name="T128">het gewenste </text:span></text:span><text:span text:style-name="Strong_20_Emphasis"><text:span text:style-name="T143">Installatie type</text:span></text:span><text:span text:style-name="Strong_20_Emphasis"><text:span text:style-name="T43"> en klik op <text:line-break/><text:tab/><text:tab/></text:span></text:span><text:span text:style-name="Strong_20_Emphasis"><text:span text:style-name="T212">Installeer nu</text:span></text:span><text:span text:style-name="Strong_20_Emphasis"><text:span text:style-name="T44"> of</text:span></text:span><text:span text:style-name="Strong_20_Emphasis"><text:span text:style-name="T43"> </text:span></text:span><text:span text:style-name="Strong_20_Emphasis"><text:span text:style-name="T136">Verder</text:span></text:span><text:span text:style-name="Strong_20_Emphasis"><text:span text:style-name="T43">.</text:span></text:span></text:p>
            </text:list-item>
            <text:list-item>
              <text:p text:style-name="P42"><text:span text:style-name="Strong_20_Emphasis"><text:span text:style-name="T43"><draw:control text:anchor-type="as-char" draw:z-index="12" draw:style-name="gr2" draw:text-style-name="P67" svg:width="0.35cm" svg:height="0.35cm" draw:control="control13"/></text:span></text:span><text:span text:style-name="Strong_20_Emphasis"><text:span text:style-name="T43"><text:tab/>Kies </text:span></text:span><text:span text:style-name="Strong_20_Emphasis"><text:span text:style-name="T45">indien mogelijk de</text:span></text:span><text:span text:style-name="Strong_20_Emphasis"><text:span text:style-name="T43"> gewenste schijf, verdeel eventueel de </text:span></text:span><text:span text:style-name="Strong_20_Emphasis"><text:span text:style-name="T46">ruimte, </text:span></text:span><text:span text:style-name="Strong_20_Emphasis"><text:span text:style-name="T78">en klik</text:span></text:span><text:span text:style-name="Strong_20_Emphasis"><text:span text:style-name="T248"><text:line-break/><text:tab/><text:tab/></text:span></text:span><text:span text:style-name="Strong_20_Emphasis"><text:span text:style-name="T247">op </text:span></text:span><text:span text:style-name="Strong_20_Emphasis"><text:span text:style-name="T267">I</text:span></text:span><text:span text:style-name="Strong_20_Emphasis"><text:span text:style-name="T268">nstalle</text:span></text:span><text:span text:style-name="Strong_20_Emphasis"><text:span text:style-name="T267">e</text:span></text:span><text:span text:style-name="Strong_20_Emphasis"><text:span text:style-name="T268">r </text:span></text:span><text:span text:style-name="Strong_20_Emphasis"><text:span text:style-name="T267">nu</text:span></text:span><text:span text:style-name="Strong_20_Emphasis"><text:span text:style-name="T247">.<text:line-break/></text:span></text:span></text:p>
            </text:list-item>
            <text:list-item>
              <text:p text:style-name="P46"><text:span text:style-name="Strong_20_Emphasis"><text:span text:style-name="T43"><draw:control text:anchor-type="as-char" draw:z-index="13" draw:style-name="gr2" draw:text-style-name="P67" svg:width="0.35cm" svg:height="0.35cm" draw:control="control14"/></text:span></text:span><text:span text:style-name="Strong_20_Emphasis"><text:span text:style-name="T43"><text:tab/></text:span></text:span><text:span text:style-name="Strong_20_Emphasis"><text:span text:style-name="T81">O</text:span></text:span><text:span text:style-name="Strong_20_Emphasis"><text:span text:style-name="T77">p het scherm </text:span></text:span><text:span text:style-name="Strong_20_Emphasis"><text:span text:style-name="T197">Wilt u deze aanpassingen wegschrijven naar de schijven?<text:line-break/></text:span></text:span><text:span text:style-name="Strong_20_Emphasis"><text:span text:style-name="T77"> <text:tab/></text:span></text:span><text:span text:style-name="Strong_20_Emphasis"><text:span text:style-name="T43">op </text:span></text:span><text:span text:style-name="Strong_20_Emphasis"><text:span text:style-name="T136">Verder</text:span></text:span><text:span text:style-name="Strong_20_Emphasis"><text:span text:style-name="T43">.</text:span></text:span></text:p>
              <text:p text:style-name="P30"><text:span text:style-name="Strong_20_Emphasis"><text:span text:style-name="T246"/></text:span></text:p>
            </text:list-item>
            <text:list-item>
              <text:p text:style-name="P30"><text:span text:style-name="Strong_20_Emphasis"><text:span text:style-name="T249"><draw:control text:anchor-type="as-char" draw:z-index="14" draw:style-name="gr2" draw:text-style-name="P67" svg:width="0.35cm" svg:height="0.35cm" draw:control="control15"/></text:span></text:span><text:span text:style-name="Strong_20_Emphasis"><text:span text:style-name="T249"><text:tab/></text:span></text:span><text:span text:style-name="Strong_20_Emphasis"><text:span text:style-name="T261">O</text:span></text:span><text:span text:style-name="Strong_20_Emphasis"><text:span text:style-name="T250">p </text:span></text:span><text:span text:style-name="Strong_20_Emphasis"><text:span text:style-name="T251">het </text:span></text:span><text:span text:style-name="Strong_20_Emphasis"><text:span text:style-name="T252">scherm </text:span></text:span><text:span text:style-name="Strong_20_Emphasis"><text:span text:style-name="T276">Waar bevindt u zich?</text:span></text:span><text:span text:style-name="Strong_20_Emphasis"><text:span text:style-name="T252"> </text:span></text:span><text:span text:style-name="Strong_20_Emphasis"><text:span text:style-name="T261">klik </text:span></text:span><text:span text:style-name="Strong_20_Emphasis"><text:span text:style-name="T252">op </text:span></text:span><text:span text:style-name="Strong_20_Emphasis"><text:span text:style-name="T269">Verder</text:span></text:span><text:span text:style-name="Strong_20_Emphasis"><text:span text:style-name="T252">.</text:span></text:span></text:p>
              <text:p text:style-name="P30"><text:span text:style-name="Strong_20_Emphasis"><text:span text:style-name="T252"/></text:span></text:p>
            </text:list-item>
            <text:list-item>
              <text:p text:style-name="P31"><text:span text:style-name="Strong_20_Emphasis"><text:span text:style-name="T249"><draw:control text:anchor-type="as-char" draw:z-index="27" draw:style-name="gr2" draw:text-style-name="P67" svg:width="0.35cm" svg:height="0.35cm" draw:control="control28"/></text:span></text:span><text:span text:style-name="Strong_20_Emphasis"><text:span text:style-name="T249"><text:tab/></text:span></text:span><text:span text:style-name="Strong_20_Emphasis"><text:span text:style-name="T261">O</text:span></text:span><text:span text:style-name="Strong_20_Emphasis"><text:span text:style-name="T250">p </text:span></text:span><text:span text:style-name="Strong_20_Emphasis"><text:span text:style-name="T251">het </text:span></text:span><text:span text:style-name="Strong_20_Emphasis"><text:span text:style-name="T252">scherm </text:span></text:span><text:span text:style-name="Strong_20_Emphasis"><text:span text:style-name="T277">Toetsenbord</text:span></text:span><text:span text:style-name="Strong_20_Emphasis"><text:span text:style-name="T252"> op </text:span></text:span><text:span text:style-name="Strong_20_Emphasis"><text:span text:style-name="T261">klik</text:span></text:span><text:span text:style-name="Strong_20_Emphasis"><text:span text:style-name="T252"> </text:span></text:span><text:span text:style-name="Strong_20_Emphasis"><text:span text:style-name="T269">Verder</text:span></text:span><text:span text:style-name="Strong_20_Emphasis"><text:span text:style-name="T252">.</text:span></text:span></text:p>
              <text:p text:style-name="P31"><text:span text:style-name="Strong_20_Emphasis"><text:span text:style-name="T217"/></text:span></text:p>
            </text:list-item>
            <text:list-item>
              <text:p text:style-name="P32"><text:span text:style-name="T270"><draw:control text:anchor-type="as-char" draw:z-index="15" draw:style-name="gr2" draw:text-style-name="P67" svg:width="0.35cm" svg:height="0.35cm" draw:control="control16"/></text:span><text:span text:style-name="T270"><text:tab/></text:span><text:span text:style-name="T274">O</text:span><text:span text:style-name="T269">p </text:span><text:span text:style-name="T271">het </text:span><text:span text:style-name="T269">scherm </text:span><text:span text:style-name="Strong_20_Emphasis"><text:span text:style-name="T276">Wie bent u?</text:span></text:span><text:span text:style-name="T269"> </text:span><text:span text:style-name="T274">vul </text:span><text:span text:style-name="T272">in </text:span><text:span text:style-name="Strong_20_Emphasis"><text:span text:style-name="T270">Naam</text:span></text:span><text:span text:style-name="Strong_20_Emphasis"><text:span text:style-name="T249"> </text:span></text:span><text:span text:style-name="Definition"><text:span text:style-name="T321">gebruiker</text:span></text:span><text:span text:style-name="Strong_20_Emphasis"><text:span text:style-name="T253">,</text:span></text:span><text:span text:style-name="Strong_20_Emphasis"><text:span text:style-name="T257"><text:line-break/><text:tab/><text:tab/></text:span></text:span><text:span text:style-name="Strong_20_Emphasis"><text:span text:style-name="T270">Naam </text:span></text:span><text:span text:style-name="Strong_20_Emphasis"><text:span text:style-name="T273">computer</text:span></text:span><text:span text:style-name="Definition"><text:span text:style-name="T8"> </text:span></text:span><text:span text:style-name="Definition"><text:span text:style-name="T321">computernaam</text:span></text:span><text:span text:style-name="Strong_20_Emphasis"><text:span text:style-name="T249">, </text:span></text:span><text:span text:style-name="Strong_20_Emphasis"><text:span text:style-name="T258">en</text:span></text:span><text:span text:style-name="Strong_20_Emphasis"><text:span text:style-name="T249"> </text:span></text:span><text:span text:style-name="Strong_20_Emphasis"><text:span text:style-name="T273">Gebruikersnaam</text:span></text:span><text:span text:style-name="Strong_20_Emphasis"><text:span text:style-name="T249"> </text:span></text:span><text:span text:style-name="Definition"><text:span text:style-name="T321">gebruikersnaam</text:span></text:span><text:span text:style-name="Strong_20_Emphasis"><text:span text:style-name="T249">.</text:span></text:span><text:span text:style-name="Strong_20_Emphasis"><text:span text:style-name="T246"><text:line-break/><text:tab/><text:tab/>Geef tweemaal een </text:span></text:span><text:span text:style-name="Strong_20_Emphasis"><text:span text:style-name="T266">wachtwoord</text:span></text:span><text:span text:style-name="Strong_20_Emphasis"><text:span text:style-name="T246">.<text:line-break/></text:span></text:span><text:span text:style-name="Strong_20_Emphasis"><text:span text:style-name="T262"><text:tab/><text:tab/></text:span></text:span><text:span text:style-name="Strong_20_Emphasis"><text:span text:style-name="T263">Vink eventueel </text:span></text:span><text:span text:style-name="Strong_20_Emphasis"><text:span text:style-name="T264">aan</text:span></text:span><text:span text:style-name="Strong_20_Emphasis"><text:span text:style-name="T263"> </text:span></text:span><text:span text:style-name="Strong_20_Emphasis"><text:span text:style-name="T279">Versleutel mijn persoonlijke map</text:span></text:span><text:span text:style-name="Strong_20_Emphasis"><text:span text:style-name="T263">.<text:line-break/><text:tab/><text:tab/></text:span></text:span><text:span text:style-name="Strong_20_Emphasis"><text:span text:style-name="T265">K</text:span></text:span><text:span text:style-name="Strong_20_Emphasis"><text:span text:style-name="T246">lik op </text:span></text:span><text:span text:style-name="Strong_20_Emphasis"><text:span text:style-name="T266">Verder</text:span></text:span><text:span text:style-name="Strong_20_Emphasis"><text:span text:style-name="T246">.</text:span></text:span></text:p>
              <text:p text:style-name="P30"><text:span text:style-name="Strong_20_Emphasis"><text:span text:style-name="T246"/></text:span></text:p>
            </text:list-item>
            <text:list-item>
              <text:p text:style-name="P33"><text:span text:style-name="Strong_20_Emphasis"><text:span text:style-name="T249"><draw:control text:anchor-type="as-char" draw:z-index="16" draw:style-name="gr2" draw:text-style-name="P67" svg:width="0.35cm" svg:height="0.35cm" draw:control="control17"/></text:span></text:span><text:span text:style-name="Strong_20_Emphasis"><text:span text:style-name="T249"><text:tab/></text:span></text:span><text:span text:style-name="Strong_20_Emphasis"><text:span text:style-name="T261">O</text:span></text:span><text:span text:style-name="Strong_20_Emphasis"><text:span text:style-name="T259">p het scherm </text:span></text:span><text:span text:style-name="Strong_20_Emphasis"><text:span text:style-name="T278">Installatie voltooid</text:span></text:span><text:span text:style-name="Strong_20_Emphasis"><text:span text:style-name="T259"> </text:span></text:span><text:span text:style-name="Strong_20_Emphasis"><text:span text:style-name="T261">klik </text:span></text:span><text:span text:style-name="Strong_20_Emphasis"><text:span text:style-name="T249">op </text:span></text:span><text:span text:style-name="Strong_20_Emphasis"><text:span text:style-name="T266">Nu herstarten</text:span></text:span><text:span text:style-name="Strong_20_Emphasis"><text:span text:style-name="T246">.</text:span></text:span></text:p>
              <text:p text:style-name="P30"><text:span text:style-name="Strong_20_Emphasis"><text:span text:style-name="T246"/></text:span></text:p>
            </text:list-item>
            <text:list-item>
              <text:p text:style-name="P34"><text:span text:style-name="T270"><draw:control text:anchor-type="as-char" draw:z-index="22" draw:style-name="gr2" draw:text-style-name="P67" svg:width="0.35cm" svg:height="0.35cm" draw:control="control23"/></text:span><text:span text:style-name="T270"><text:tab/></text:span><text:span text:style-name="Strong_20_Emphasis"><text:span text:style-name="T249">Verwijder </text:span></text:span><text:span text:style-name="Strong_20_Emphasis"><text:span text:style-name="T254">het </text:span></text:span><text:span text:style-name="Strong_20_Emphasis"><text:span text:style-name="T249">installatiemedium (USB-stick </text:span></text:span><text:span text:style-name="Strong_20_Emphasis"><text:span text:style-name="T255">of </text:span></text:span><text:span text:style-name="Strong_20_Emphasis"><text:span text:style-name="T255"><text:reference-ref text:reference-format="text" text:ref-name="CDVD">DVD</text:reference-ref></text:span></text:span><text:span text:style-name="Strong_20_Emphasis"><text:span text:style-name="T249">), </text:span></text:span><text:span text:style-name="Strong_20_Emphasis"><text:span text:style-name="T260">en</text:span></text:span><text:span text:style-name="Strong_20_Emphasis"><text:span text:style-name="T249"> </text:span></text:span><text:span text:style-name="Strong_20_Emphasis"><text:span text:style-name="T256">druk op Enter.</text:span></text:span></text:p>
            </text:list-item>
          </text:list>
        </text:list-item>
      </text:list>
      <text:p text:style-name="P6"/>
      <text:list xml:id="list204524284184393" text:continue-numbering="true" text:style-name="L2">
        <text:list-item>
          <text:list>
            <text:list-header>
              <text:p text:style-name="P63"><text:span text:style-name="Strong_20_Emphasis"><text:span text:style-name="T47">2. </text:span></text:span><text:span text:style-name="Strong_20_Emphasis"><text:span text:style-name="T40">Besturingssysteem installeren </text:span></text:span><text:span text:style-name="Strong_20_Emphasis"><text:span text:style-name="T47">(vervolg)</text:span></text:span></text:p>
              <text:p text:style-name="P42"><text:span text:style-name="Strong_20_Emphasis"><text:span text:style-name="T40"/></text:span></text:p>
            </text:list-header>
            <text:list-item>
              <text:p text:style-name="P42"><text:span text:style-name="Strong_20_Emphasis"><text:span text:style-name="T40"><draw:control text:anchor-type="as-char" draw:z-index="17" draw:style-name="gr2" draw:text-style-name="P67" svg:width="0.35cm" svg:height="0.35cm" draw:control="control18"/></text:span></text:span><text:span text:style-name="Strong_20_Emphasis"><text:span text:style-name="T40"><text:tab/></text:span></text:span><text:span text:style-name="Strong_20_Emphasis"><text:span text:style-name="T38">Aanmelden als </text:span></text:span><text:span text:style-name="Definition"><text:span text:style-name="T31">gebruiker</text:span></text:span><text:span text:style-name="Strong_20_Emphasis"><text:span text:style-name="T38">.</text:span></text:span></text:p>
              <text:p text:style-name="P61"/>
            </text:list-item>
            <text:list-item>
              <text:p text:style-name="P47"><text:span text:style-name="Strong_20_Emphasis"><text:span text:style-name="T40"><draw:control text:anchor-type="as-char" draw:z-index="18" draw:style-name="gr2" draw:text-style-name="P67" svg:width="0.35cm" svg:height="0.35cm" draw:control="control19"/></text:span></text:span><text:span text:style-name="Strong_20_Emphasis"><text:span text:style-name="T40"><text:tab/></text:span></text:span><text:span text:style-name="Strong_20_Emphasis"><text:span text:style-name="T69">Controleer op</text:span></text:span><text:span text:style-name="Strong_20_Emphasis"><text:span text:style-name="T40"> updates voor </text:span></text:span><text:span text:style-name="Strong_20_Emphasis"><text:span text:style-name="T70">deze</text:span></text:span><text:span text:style-name="Strong_20_Emphasis"><text:span text:style-name="T40"> computer </text:span></text:span><text:span text:style-name="Strong_20_Emphasis"><text:span text:style-name="T71">via </text:span></text:span><text:span text:style-name="Strong_20_Emphasis"><text:span text:style-name="T104">de Snelzoeker</text:span></text:span><text:span text:style-name="Strong_20_Emphasis"><text:span text:style-name="T97"><text:note text:id="ftn8" text:note-class="footnote"><text:note-citation>1</text:note-citation><text:note-body><text:p text:style-name="P16">Klik op Ubuntu-logo linksboven in de Starter <text:span text:style-name="T329">of druk éénmaal (kort) op de Super-toets</text:span>.</text:p></text:note-body></text:note></text:span></text:span><text:span text:style-name="Strong_20_Emphasis"><text:span text:style-name="T71">,<text:line-break/> <text:tab/>zoek</text:span></text:span><text:span text:style-name="Strong_20_Emphasis"><text:span text:style-name="T40"> </text:span></text:span><text:span text:style-name="User_20_Entry"><text:span text:style-name="T192">upd</text:span></text:span><text:span text:style-name="Strong_20_Emphasis"><text:span text:style-name="T49"> </text:span></text:span><text:span text:style-name="Strong_20_Emphasis"><text:span text:style-name="T124">en </text:span></text:span><text:span text:style-name="Strong_20_Emphasis"><text:span text:style-name="T121">klik o</text:span></text:span><text:span text:style-name="Strong_20_Emphasis"><text:span text:style-name="T126">p </text:span></text:span><text:span text:style-name="Strong_20_Emphasis"><text:span text:style-name="T142">Updatebeheer</text:span></text:span><text:span text:style-name="Strong_20_Emphasis"><text:span text:style-name="T40">.<text:line-break/><text:tab/><text:tab/></text:span></text:span><text:span text:style-name="Strong_20_Emphasis"><text:span text:style-name="T69">Indien </text:span></text:span><text:span text:style-name="Strong_20_Emphasis"><text:span text:style-name="T72">er </text:span></text:span><text:span text:style-name="Strong_20_Emphasis"><text:span text:style-name="T69">updates beschikbaar zijn, k</text:span></text:span><text:span text:style-name="Strong_20_Emphasis"><text:span text:style-name="T73">lik op </text:span></text:span><text:span text:style-name="Strong_20_Emphasis"><text:span text:style-name="T195">Nu installeren</text:span></text:span><text:span text:style-name="Strong_20_Emphasis"><text:span text:style-name="T73">.</text:span></text:span><text:span text:style-name="T229"><text:line-break/><text:tab/><text:tab/></text:span><text:span text:style-name="T231">A</text:span>ls <text:span text:style-name="Strong_20_Emphasis"><text:span text:style-name="T230">Updatebeheer </text:span></text:span>hierom vraagt, <text:span text:style-name="T328">h</text:span>erstart <text:span text:style-name="T325">de</text:span> computer <text:span text:style-name="T326">en daarna weer <text:line-break/><text:tab/><text:tab/>aanmelden als </text:span><text:span text:style-name="Definition"><text:span text:style-name="T32">gebruiker</text:span></text:span>.</text:p>
              <text:p text:style-name="P42"/>
            </text:list-item>
            <text:list-item>
              <text:p text:style-name="P48"><text:span text:style-name="Strong_20_Emphasis"><text:span text:style-name="T40"><draw:control text:anchor-type="as-char" draw:z-index="23" draw:style-name="gr2" draw:text-style-name="P67" svg:width="0.35cm" svg:height="0.35cm" draw:control="control24"/></text:span></text:span><text:span text:style-name="Strong_20_Emphasis"><text:span text:style-name="T40"><text:tab/></text:span></text:span><text:span text:style-name="Strong_20_Emphasis"><text:span text:style-name="T56">Als </text:span></text:span><text:span text:style-name="Strong_20_Emphasis"><text:span text:style-name="T214">Versleutel mijn persoonlijke map</text:span></text:span><text:span text:style-name="Strong_20_Emphasis"><text:span text:style-name="T56"> </text:span></text:span><text:span text:style-name="Strong_20_Emphasis"><text:span text:style-name="T213">is aangegeven tijdens de installatie,<text:line-break/><text:tab/><text:tab/>neem dan de wachtwoordzin voor versleuteling op.</text:span></text:span><text:span text:style-name="Strong_20_Emphasis"><text:span text:style-name="T54"><text:line-break/> <text:tab/>Geef bij </text:span></text:span><text:span text:style-name="Strong_20_Emphasis"><text:span text:style-name="T194">Passphrase</text:span></text:span><text:span text:style-name="Strong_20_Emphasis"><text:span text:style-name="T54"> het aanmeldwachtwoord op.<text:line-break/> <text:tab/>Leg de wachtwoordzin vast in een wachtwoordkluis zoals KeePassX.</text:span></text:span></text:p>
              <text:p text:style-name="P48"><text:span text:style-name="Strong_20_Emphasis"><text:span text:style-name="T121"/></text:span></text:p>
            </text:list-item>
            <text:list-item>
              <text:p text:style-name="P49"><text:span text:style-name="Strong_20_Emphasis"><text:span text:style-name="T40"><draw:control text:anchor-type="as-char" draw:z-index="24" draw:style-name="gr2" draw:text-style-name="P67" svg:width="0.35cm" svg:height="0.35cm" draw:control="control25"/></text:span></text:span><text:span text:style-name="Strong_20_Emphasis"><text:span text:style-name="T40"><text:tab/></text:span></text:span><text:span text:style-name="Strong_20_Emphasis"><text:span text:style-name="T48">Voeg </text:span></text:span><text:span text:style-name="Strong_20_Emphasis"><text:span text:style-name="T122">eventuele extra gebruikers </text:span></text:span><text:span text:style-name="Strong_20_Emphasis"><text:span text:style-name="T123">toe</text:span></text:span><text:span text:style-name="Strong_20_Emphasis"><text:span text:style-name="T122"><text:note text:id="ftn9" text:note-class="footnote"><text:note-citation>2</text:note-citation><text:note-body><text:p text:style-name="P23">Zie Checklist installatie Ubuntu GNOME voor <text:span text:style-name="T340">computernaam</text:span> of Checklist migratie.</text:p></text:note-body></text:note></text:span></text:span><text:span text:style-name="Strong_20_Emphasis"><text:span text:style-name="T117"> </text:span></text:span><text:span text:style-name="Strong_20_Emphasis"><text:span text:style-name="T118">via </text:span></text:span><text:span text:style-name="Strong_20_Emphasis"><text:span text:style-name="T119">de Snelzoeker,<text:line-break/><text:tab/><text:tab/>zoek </text:span></text:span><text:span text:style-name="User_20_Entry"><text:span text:style-name="T193">geb</text:span></text:span><text:span text:style-name="Strong_20_Emphasis"><text:span text:style-name="T119"> en klik op </text:span></text:span><text:span text:style-name="Strong_20_Emphasis"><text:span text:style-name="T139">Gebruikersaccount</text:span></text:span><text:span text:style-name="Strong_20_Emphasis"><text:span text:style-name="T120">.</text:span></text:span></text:p>
              <text:p text:style-name="P48"><text:span text:style-name="Strong_20_Emphasis"><text:span text:style-name="T120"/></text:span></text:p>
            </text:list-item>
            <text:list-item>
              <text:p text:style-name="P50"><text:span text:style-name="Strong_20_Emphasis"><text:span text:style-name="T40"><draw:control text:anchor-type="as-char" draw:z-index="19" draw:style-name="gr2" draw:text-style-name="P67" svg:width="0.35cm" svg:height="0.35cm" draw:control="control20"/></text:span></text:span><text:span text:style-name="Strong_20_Emphasis"><text:span text:style-name="T40"><text:tab/></text:span></text:span><text:span text:style-name="Strong_20_Emphasis"><text:span text:style-name="T63">Download de scripts via </text:span></text:span><text:span text:style-name="Strong_20_Emphasis"><text:span text:style-name="T40">de </text:span></text:span><text:span text:style-name="Strong_20_Emphasis"><text:span text:style-name="T57">Snelzoeker, <text:line-break/><text:tab/><text:tab/></text:span></text:span><text:span text:style-name="Strong_20_Emphasis"><text:span text:style-name="T121">zoek </text:span></text:span><text:span text:style-name="User_20_Entry"><text:span text:style-name="T191">ter</text:span></text:span><text:span text:style-name="Strong_20_Emphasis"><text:span text:style-name="T121"> </text:span></text:span><text:span text:style-name="Strong_20_Emphasis"><text:span text:style-name="T124">en </text:span></text:span><text:span text:style-name="Strong_20_Emphasis"><text:span text:style-name="T121">klik op </text:span></text:span><text:span text:style-name="Strong_20_Emphasis"><text:span text:style-name="T141">Terminalvenster</text:span></text:span><text:span text:style-name="Strong_20_Emphasis"><text:span text:style-name="T121">,</text:span></text:span><text:span text:style-name="Strong_20_Emphasis"><text:span text:style-name="T40"><text:line-break/><text:tab/><text:tab/></text:span></text:span><text:span text:style-name="Strong_20_Emphasis"><text:span text:style-name="T65">voer uit </text:span></text:span><text:span text:style-name="Strong_20_Emphasis"><text:span text:style-name="T66">de opdrachtregel</text:span></text:span><text:span text:style-name="Strong_20_Emphasis"><text:span text:style-name="T65">:</text:span></text:span><text:span text:style-name="Strong_20_Emphasis"><text:span text:style-name="T40"><text:line-break/></text:span></text:span><text:span text:style-name="Strong_20_Emphasis"><text:span text:style-name="T140"><text:tab/><text:tab/></text:span></text:span><text:span text:style-name="User_20_Entry"><text:span text:style-name="T181">wget karelzimmer.nl/s;. s<text:line-break/><text:tab/><text:tab/></text:span></text:span><text:span text:style-name="Strong_20_Emphasis"><text:span text:style-name="T84">Volg de aanwijzingen op het scherm.<text:line-break/></text:span></text:span></text:p>
            </text:list-item>
            <text:list-item>
              <text:p text:style-name="P65"><text:span text:style-name="Strong_20_Emphasis"><text:span text:style-name="T87"><draw:control text:anchor-type="as-char" draw:z-index="26" draw:style-name="gr2" draw:text-style-name="P67" svg:width="0.35cm" svg:height="0.35cm" draw:control="control27"/></text:span></text:span><text:span text:style-name="Strong_20_Emphasis"><text:span text:style-name="T87"><text:tab/></text:span></text:span><text:span text:style-name="Strong_20_Emphasis"><text:span text:style-name="T100">Rond de i</text:span></text:span><text:span text:style-name="Strong_20_Emphasis"><text:span text:style-name="T87">nstall</text:span></text:span><text:span text:style-name="Strong_20_Emphasis"><text:span text:style-name="T100">atie van</text:span></text:span><text:span text:style-name="Strong_20_Emphasis"><text:span text:style-name="T87"> </text:span></text:span><text:span text:style-name="Strong_20_Emphasis"><text:span text:style-name="T99">het besturingssysteem </text:span></text:span><text:span text:style-name="Strong_20_Emphasis"><text:span text:style-name="T100">af</text:span></text:span><text:span text:style-name="Strong_20_Emphasis"><text:span text:style-name="T99"> via</text:span></text:span><text:span text:style-name="Strong_20_Emphasis"><text:span text:style-name="T88"> </text:span></text:span><text:span text:style-name="Strong_20_Emphasis"><text:span text:style-name="T114">het</text:span></text:span><text:span text:style-name="Strong_20_Emphasis"><text:span text:style-name="T130"> </text:span></text:span><text:span text:style-name="Strong_20_Emphasis"><text:span text:style-name="T147">Terminalvenster</text:span></text:span><text:span text:style-name="Strong_20_Emphasis"><text:span text:style-name="T87">,</text:span></text:span><text:span text:style-name="Strong_20_Emphasis"><text:span text:style-name="T108"><text:line-break/><text:tab/><text:tab/></text:span></text:span><text:span text:style-name="Strong_20_Emphasis"><text:span text:style-name="T116">v</text:span></text:span><text:span text:style-name="Strong_20_Emphasis"><text:span text:style-name="T115">oer uit</text:span></text:span><text:span text:style-name="Strong_20_Emphasis"><text:span text:style-name="T108"> </text:span></text:span><text:span text:style-name="Strong_20_Emphasis"><text:span text:style-name="T110">de opdrachtregel</text:span></text:span><text:span text:style-name="Strong_20_Emphasis"><text:span text:style-name="T112">:</text:span></text:span><text:span text:style-name="Strong_20_Emphasis"><text:span text:style-name="T84"><text:line-break/><text:tab/><text:tab/></text:span></text:span><text:span text:style-name="User_20_Entry"><text:span text:style-name="T184">wallpapers; restore</text:span></text:span><text:span text:style-name="Strong_20_Emphasis"><text:span text:style-name="T89"><text:line-break/> <text:tab/></text:span></text:span><text:span text:style-name="Strong_20_Emphasis"><text:span text:style-name="T84">Volg de aanwijzingen op het scherm.</text:span></text:span></text:p>
            </text:list-item>
          </text:list>
        </text:list-item>
        <text:list-item>
          <text:p text:style-name="P64">Hardware installeren</text:p>
          <text:list>
            <text:list-header>
              <text:p text:style-name="P62"/>
            </text:list-header>
            <text:list-item>
              <text:p text:style-name="P52"><text:span text:style-name="Strong_20_Emphasis"><text:span text:style-name="T40"><draw:control text:anchor-type="as-char" draw:z-index="20" draw:style-name="gr2" draw:text-style-name="P67" svg:width="0.35cm" svg:height="0.35cm" draw:control="control21"/></text:span></text:span><text:span text:style-name="Strong_20_Emphasis"><text:span text:style-name="T40"><text:tab/></text:span></text:span><text:span text:style-name="Strong_20_Emphasis"><text:span text:style-name="T82">Voer uit via het </text:span></text:span><text:span text:style-name="Strong_20_Emphasis"><text:span text:style-name="T146">Terminalvenster</text:span></text:span><text:span text:style-name="Strong_20_Emphasis"><text:span text:style-name="T82">:<text:line-break/><text:tab/><text:tab/></text:span></text:span><text:span text:style-name="User_20_Entry"><text:span text:style-name="T185">printer-instal</text:span></text:span><text:span text:style-name="User_20_Entry"><text:span text:style-name="T186">l<text:line-break/></text:span></text:span><text:span text:style-name="Strong_20_Emphasis"><text:span text:style-name="T106"><text:tab/><text:tab/></text:span></text:span><text:span text:style-name="Strong_20_Emphasis"><text:span text:style-name="T186">Volg de aanwijzingen op het scherm.</text:span></text:span></text:p>
            </text:list-item>
            <text:list-item>
              <text:p text:style-name="P52"><text:span text:style-name="Strong_20_Emphasis"><text:span text:style-name="T84"><draw:control text:anchor-type="as-char" draw:z-index="28" draw:style-name="gr2" draw:text-style-name="P67" svg:width="0.35cm" svg:height="0.35cm" draw:control="control29"/></text:span></text:span><text:span text:style-name="Strong_20_Emphasis"><text:span text:style-name="T84"><text:tab/></text:span></text:span><text:span text:style-name="Strong_20_Emphasis"><text:span text:style-name="T113">Voer uit via het </text:span></text:span><text:span text:style-name="Strong_20_Emphasis"><text:span text:style-name="T144">Terminalvenster</text:span></text:span><text:span text:style-name="Strong_20_Emphasis"><text:span text:style-name="T113">:<text:line-break/><text:tab/><text:tab/></text:span></text:span><text:span text:style-name="User_20_Entry"><text:span text:style-name="T185">printer-instal</text:span></text:span><text:span text:style-name="User_20_Entry"><text:span text:style-name="T186">l --printer-info</text:span></text:span><text:span text:style-name="Strong_20_Emphasis"><text:span text:style-name="T106"><text:line-break/><text:tab/><text:tab/></text:span></text:span><text:span text:style-name="Strong_20_Emphasis"><text:span text:style-name="T334">Volg de aanwijzingen op het scherm.</text:span></text:span><text:span text:style-name="Strong_20_Emphasis"><text:span text:style-name="T50"><text:line-break/></text:span></text:span></text:p>
              <text:p text:style-name="P26"/>
            </text:list-item>
          </text:list>
        </text:list-item>
        <text:list-item>
          <text:p text:style-name="P27">Software installeren</text:p>
          <text:p text:style-name="P28"/>
          <text:list>
            <text:list-item>
              <text:p text:style-name="P53"><text:span text:style-name="Strong_20_Emphasis"><text:span text:style-name="T40"><draw:control text:anchor-type="as-char" draw:z-index="30" draw:style-name="gr2" draw:text-style-name="P67" svg:width="0.35cm" svg:height="0.35cm" draw:control="control31"/></text:span></text:span><text:span text:style-name="Strong_20_Emphasis"><text:span text:style-name="T40"><text:tab/></text:span></text:span><text:span text:style-name="Strong_20_Emphasis"><text:span text:style-name="T82">Voer uit via het </text:span></text:span><text:span text:style-name="Strong_20_Emphasis"><text:span text:style-name="T146">Terminalvenster</text:span></text:span><text:span text:style-name="Strong_20_Emphasis"><text:span text:style-name="T82">:<text:line-break/><text:tab/><text:tab/></text:span></text:span><text:span text:style-name="User_20_Entry"><text:span text:style-name="T185">instal</text:span></text:span><text:span text:style-name="User_20_Entry"><text:span text:style-name="T186">l </text:span></text:span><text:span text:style-name="User_20_Entry"><text:span text:style-name="T190">~/bin/</text:span></text:span><text:span text:style-name="User_20_Entry"><text:span text:style-name="T188">install-Ubuntu-Unity-16.04-desktop-algemeen.sh</text:span></text:span><text:span text:style-name="User_20_Entry"><text:span text:style-name="T186"><text:line-break/></text:span></text:span><text:span text:style-name="Strong_20_Emphasis"><text:span text:style-name="T106"><text:tab/><text:tab/></text:span></text:span><text:span text:style-name="Strong_20_Emphasis"><text:span text:style-name="T186">Volg de aanwijzingen op het scherm.</text:span></text:span></text:p>
            </text:list-item>
            <text:list-item>
              <text:p text:style-name="P40"><text:span text:style-name="Strong_20_Emphasis"><text:span text:style-name="T84"><draw:control text:anchor-type="as-char" draw:z-index="29" draw:style-name="gr2" draw:text-style-name="P67" svg:width="0.35cm" svg:height="0.35cm" draw:control="control30"/></text:span></text:span><text:span text:style-name="Strong_20_Emphasis"><text:span text:style-name="T84"><text:tab/></text:span></text:span><text:span text:style-name="Strong_20_Emphasis"><text:span text:style-name="T113">Voer uit via het </text:span></text:span><text:span text:style-name="Strong_20_Emphasis"><text:span text:style-name="T144">Terminalvenster</text:span></text:span><text:span text:style-name="Strong_20_Emphasis"><text:span text:style-name="T113">:<text:line-break/><text:tab/><text:tab/></text:span></text:span><text:span text:style-name="User_20_Entry"><text:span text:style-name="T185">instal</text:span></text:span><text:span text:style-name="User_20_Entry"><text:span text:style-name="T186">l </text:span></text:span><text:span text:style-name="User_20_Entry"><text:span text:style-name="T190">~/bin/</text:span></text:span><text:span text:style-name="User_20_Entry"><text:span text:style-name="T188">install-Ubuntu-Unity-16.04-desktop-algemeen.sh -</text:span></text:span><text:span text:style-name="User_20_Entry"><text:span text:style-name="T190">i</text:span></text:span><text:span text:style-name="Strong_20_Emphasis"><text:span text:style-name="T106"><text:line-break/><text:tab/><text:tab/></text:span></text:span><text:span text:style-name="Strong_20_Emphasis"><text:span text:style-name="T199">Volg de aanwijzingen op het scherm.</text:span></text:span></text:p>
              <text:p text:style-name="P39"><text:span text:style-name="User_20_Entry"><text:span text:style-name="T227"/></text:span></text:p>
              <text:p text:style-name="P39"><text:span text:style-name="User_20_Entry"><text:span text:style-name="T227"/></text:span></text:p>
            </text:list-item>
          </text:list>
        </text:list-item>
        <text:list-item>
          <text:p text:style-name="P27">Gebruiker inrichten</text:p>
          <text:p text:style-name="P27"/>
          <text:list>
            <text:list-item>
              <text:p text:style-name="P54"><text:span text:style-name="Strong_20_Emphasis"><text:span text:style-name="T40"><draw:control text:anchor-type="as-char" draw:z-index="32" draw:style-name="gr2" draw:text-style-name="P67" svg:width="0.35cm" svg:height="0.35cm" draw:control="control33"/></text:span></text:span><text:span text:style-name="Strong_20_Emphasis"><text:span text:style-name="T40"><text:tab/></text:span></text:span><text:span text:style-name="Strong_20_Emphasis"><text:span text:style-name="T82">Voer uit via het </text:span></text:span><text:span text:style-name="Strong_20_Emphasis"><text:span text:style-name="T146">Terminalvenster</text:span></text:span><text:span text:style-name="Strong_20_Emphasis"><text:span text:style-name="T82">:<text:line-break/><text:tab/><text:tab/></text:span></text:span><text:span text:style-name="User_20_Entry"><text:span text:style-name="T185">s</text:span></text:span><text:span text:style-name="User_20_Entry"><text:span text:style-name="T187">e</text:span></text:span><text:span text:style-name="User_20_Entry"><text:span text:style-name="T185">t</text:span></text:span><text:span text:style-name="User_20_Entry"><text:span text:style-name="T187">up </text:span></text:span><text:span text:style-name="User_20_Entry"><text:span text:style-name="T190">~/bin/</text:span></text:span><text:span text:style-name="User_20_Entry"><text:span text:style-name="T188">setup-Ubuntu-Unity-16.04-desktop-algemeen.sh</text:span></text:span><text:span text:style-name="User_20_Entry"><text:span text:style-name="T186"><text:line-break/></text:span></text:span><text:span text:style-name="Strong_20_Emphasis"><text:span text:style-name="T106"><text:tab/><text:tab/></text:span></text:span><text:span text:style-name="Strong_20_Emphasis"><text:span text:style-name="T186">Volg de aanwijzingen op het scherm.</text:span></text:span></text:p>
            </text:list-item>
            <text:list-item>
              <text:p text:style-name="P40"><text:span text:style-name="Strong_20_Emphasis"><text:span text:style-name="T84"><draw:control text:anchor-type="as-char" draw:z-index="31" draw:style-name="gr2" draw:text-style-name="P67" svg:width="0.35cm" svg:height="0.35cm" draw:control="control32"/></text:span></text:span><text:span text:style-name="Strong_20_Emphasis"><text:span text:style-name="T84"><text:tab/></text:span></text:span><text:span text:style-name="Strong_20_Emphasis"><text:span text:style-name="T113">Voer uit via het </text:span></text:span><text:span text:style-name="Strong_20_Emphasis"><text:span text:style-name="T144">Terminalvenster</text:span></text:span><text:span text:style-name="Strong_20_Emphasis"><text:span text:style-name="T113">:<text:line-break/><text:tab/><text:tab/></text:span></text:span><text:span text:style-name="User_20_Entry"><text:span text:style-name="T185">s</text:span></text:span><text:span text:style-name="User_20_Entry"><text:span text:style-name="T187">e</text:span></text:span><text:span text:style-name="User_20_Entry"><text:span text:style-name="T185">t</text:span></text:span><text:span text:style-name="User_20_Entry"><text:span text:style-name="T187">up</text:span></text:span><text:span text:style-name="User_20_Entry"><text:span text:style-name="T186"> </text:span></text:span><text:span text:style-name="User_20_Entry"><text:span text:style-name="T190">~/bin/</text:span></text:span><text:span text:style-name="User_20_Entry"><text:span text:style-name="T188">setup-Ubuntu-Unity-16.04-desktop-algemeen.sh </text:span></text:span><text:span text:style-name="User_20_Entry"><text:span text:style-name="T186">-i</text:span></text:span><text:span text:style-name="Strong_20_Emphasis"><text:span text:style-name="T106"><text:line-break/><text:tab/><text:tab/></text:span></text:span><text:span text:style-name="Strong_20_Emphasis"><text:span text:style-name="T201">Volg de aanwijzingen op het scherm.</text:span></text:span></text:p>
              <text:p text:style-name="P35"/>
              <text:p text:style-name="P35"/>
            </text:list-item>
          </text:list>
        </text:list-item>
        <text:list-item>
          <text:p text:style-name="P29">Installatie afronden</text:p>
          <text:p text:style-name="P57"/>
          <text:list>
            <text:list-item>
              <text:p text:style-name="P42"><text:span text:style-name="Strong_20_Emphasis"><text:span text:style-name="T40"><draw:control text:anchor-type="as-char" draw:z-index="21" draw:style-name="gr2" draw:text-style-name="P67" svg:width="0.35cm" svg:height="0.35cm" draw:control="control22"/></text:span></text:span><text:span text:style-name="Strong_20_Emphasis"><text:span text:style-name="T40"><text:tab/></text:span></text:span></text:p>
            </text:list-item>
          </text:list>
          <text:p text:style-name="P58"/>
          <text:p text:style-name="P59"/>
          <text:p text:style-name="P60"><text:span text:style-name="T304">De installatie van </text:span><text:span text:style-name="T304"><text:reference-ref text:reference-format="text" text:ref-name="Distributie">Ubuntu</text:reference-ref></text:span><text:span text:style-name="T304"> </text:span><text:span text:style-name="T315">Unity </text:span><text:span text:style-name="T307"><text:reference-ref text:reference-format="text" text:ref-name="Versie">16.04 LTS</text:reference-ref></text:span><text:span text:style-name="T304"> </text:span><text:span text:style-name="T304"><text:reference-ref text:reference-format="text" text:ref-name="Editie">desktop</text:reference-ref></text:span><text:span text:style-name="T304"> is voltooid.<text:line-break/></text:span></text:p>
          <text:p text:style-name="P60"><text:span text:style-name="T309">E</text:span><text:span text:style-name="T308">inde c</text:span><text:span text:style-name="T304">hecklist.<text:line-break/><text:line-break/></text:span><text:span text:style-name="T305">Deze c</text:span><text:span text:style-name="T306">hecklist is g</text:span><text:span text:style-name="T275">emaakt door Karel Zimmer</text:span><text:span text:style-name="Strong_20_Emphasis"><text:span text:style-name="T244"> </text:span></text:span><text:span text:style-name="T275">(</text:span><text:a xlink:type="simple" xlink:href="http://karelzimmer.nl/" text:style-name="Internet_20_link" text:visited-style-name="Visited_20_Internet_20_Link"><text:span text:style-name="Internet_20_link"><text:span text:style-name="T245">karelzimmer.nl</text:span></text:span></text:a><text:span text:style-name="T275">, </text:span><text:a xlink:type="simple" xlink:href="mailto:info@karelzimmer.nl" text:style-name="Internet_20_link" text:visited-style-name="Visited_20_Internet_20_Link"><text:span text:style-name="T304">info@karelzimmer.nl</text:span></text:a><text:span text:style-name="T275">).</text:span><text:span text:style-name="Strong_20_Emphasis"><text:span text:style-name="T244"><text:note text:id="ftn20" text:note-class="footnote"><text:note-citation text:label="©">©</text:note-citation><text:note-body><text:p text:style-name="P11">Dit werk valt onder een Creative Commons Naamsvermelding-GelijkDelen 4.0 Internationaal licentie.</text:p></text:note-body></text:note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Ubuntu3" svg:font-family="Ubuntu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1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normal" style:text-blinking="false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4" fo:font-size="12pt" style:font-size-asian="12pt" style:font-size-complex="12pt"/>
    </style:style>
    <style:style style:name="MT2" style:family="text">
      <style:text-properties style:font-name="Ubuntu4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Unity 16.04 LTS desktop algemeen</text:file-name></text:span><text:span text:style-name="MT2"><text:tab/></text:span><text:span text:style-name="MT1"><text:date style:data-style-name="N36" text:date-value="2017-07-15T20:45:22.766120312">15-07-2017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 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subject>Installatie PC software</dc:subject>
    <meta:initial-creator>Karel Zimmer</meta:initial-creator>
    <meta:creation-date>1995-11-21T17:41:00</meta:creation-date>
    <dc:date>2017-07-15T20:45:22.665259542</dc:date>
    <meta:keyword>Installatie</meta:keyword>
    <meta:keyword>Checklist</meta:keyword>
    <meta:keyword>Linux</meta:keyword>
    <meta:editing-cycles>4703</meta:editing-cycles>
    <meta:editing-duration>P8DT18H9M38S</meta:editing-duration>
    <dc:creator>Karel Zimmer</dc:creator>
    <meta:document-statistic meta:table-count="0" meta:image-count="0" meta:object-count="0" meta:page-count="4" meta:paragraph-count="59" meta:word-count="861" meta:character-count="6094" meta:non-whitespace-character-count="5156"/>
    <meta:user-defined meta:name="Info 1"/>
    <meta:user-defined meta:name="Info 2"/>
    <meta:user-defined meta:name="Info 3"/>
    <meta:user-defined meta:name="Info 4"/>
  </office:meta>
</office:document-meta>
</file>